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pitch="fixed"/>
    <style:font-face style:name="David" svg:font-family="David"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5.425cm" fo:margin-left="1.254cm" fo:margin-right="0.321cm" table:align="margins"/>
    </style:style>
    <style:style style:name="Tabelle1.A" style:family="table-column">
      <style:table-column-properties style:column-width="15.425cm" style:rel-column-width="65535*"/>
    </style:style>
    <style:style style:name="Tabelle1.A1" style:family="table-cell">
      <style:table-cell-properties fo:background-color="#e6e6e6" fo:padding="0.097cm" fo:border="0.05pt solid #000000">
        <style:background-image/>
      </style:table-cell-properties>
    </style:style>
    <style:style style:name="Tabelle2" style:family="table">
      <style:table-properties style:width="15.425cm" fo:margin-left="1.254cm" fo:margin-right="0.321cm" table:align="margins"/>
    </style:style>
    <style:style style:name="Tabelle2.A" style:family="table-column">
      <style:table-column-properties style:column-width="15.425cm" style:rel-column-width="65535*"/>
    </style:style>
    <style:style style:name="Tabelle2.A1" style:family="table-cell">
      <style:table-cell-properties fo:background-color="#e6e6e6" fo:padding="0.097cm" fo:border="0.05pt solid #000000">
        <style:background-image/>
      </style:table-cell-properties>
    </style:style>
    <style:style style:name="Tabelle14" style:family="table">
      <style:table-properties style:width="15.425cm" fo:margin-left="1.254cm" fo:margin-right="0.321cm" table:align="margins"/>
    </style:style>
    <style:style style:name="Tabelle14.A" style:family="table-column">
      <style:table-column-properties style:column-width="15.425cm" style:rel-column-width="65535*"/>
    </style:style>
    <style:style style:name="Tabelle14.A1" style:family="table-cell">
      <style:table-cell-properties fo:background-color="#e6e6e6" fo:padding="0.097cm" fo:border="0.05pt solid #000000">
        <style:background-image/>
      </style:table-cell-properties>
    </style:style>
    <style:style style:name="Tabelle3" style:family="table">
      <style:table-properties style:width="15.425cm" fo:margin-left="1.254cm" fo:margin-right="0.321cm" table:align="margins"/>
    </style:style>
    <style:style style:name="Tabelle3.A" style:family="table-column">
      <style:table-column-properties style:column-width="15.425cm" style:rel-column-width="65535*"/>
    </style:style>
    <style:style style:name="Tabelle3.A1" style:family="table-cell">
      <style:table-cell-properties fo:background-color="#e6e6e6" fo:padding="0.097cm" fo:border="0.05pt solid #000000">
        <style:background-image/>
      </style:table-cell-properties>
    </style:style>
    <style:style style:name="Tabelle4" style:family="table">
      <style:table-properties style:width="15.425cm" fo:margin-left="1.254cm" fo:margin-right="0.321cm" table:align="margins"/>
    </style:style>
    <style:style style:name="Tabelle4.A" style:family="table-column">
      <style:table-column-properties style:column-width="15.425cm" style:rel-column-width="65535*"/>
    </style:style>
    <style:style style:name="Tabelle4.A1" style:family="table-cell">
      <style:table-cell-properties fo:background-color="#e6e6e6" fo:padding="0.097cm" fo:border="0.05pt solid #000000">
        <style:background-image/>
      </style:table-cell-properties>
    </style:style>
    <style:style style:name="Tabelle5" style:family="table">
      <style:table-properties style:width="15.425cm" fo:margin-left="1.254cm" fo:margin-right="0.321cm" table:align="margins"/>
    </style:style>
    <style:style style:name="Tabelle5.A" style:family="table-column">
      <style:table-column-properties style:column-width="15.425cm" style:rel-column-width="65535*"/>
    </style:style>
    <style:style style:name="Tabelle5.A1" style:family="table-cell">
      <style:table-cell-properties fo:background-color="#e6e6e6" fo:padding="0.097cm" fo:border="0.05pt solid #000000">
        <style:background-image/>
      </style:table-cell-properties>
    </style:style>
    <style:style style:name="Tabelle6" style:family="table">
      <style:table-properties style:width="15.425cm" fo:margin-left="1.254cm" fo:margin-right="0.321cm" table:align="margins"/>
    </style:style>
    <style:style style:name="Tabelle6.A" style:family="table-column">
      <style:table-column-properties style:column-width="15.425cm" style:rel-column-width="65535*"/>
    </style:style>
    <style:style style:name="Tabelle6.A1" style:family="table-cell">
      <style:table-cell-properties fo:background-color="#e6e6e6" fo:padding="0.097cm" fo:border="0.05pt solid #000000">
        <style:background-image/>
      </style:table-cell-properties>
    </style:style>
    <style:style style:name="Tabelle7" style:family="table">
      <style:table-properties style:width="15.425cm" fo:margin-left="1.254cm" fo:margin-right="0.321cm" table:align="margins"/>
    </style:style>
    <style:style style:name="Tabelle7.A" style:family="table-column">
      <style:table-column-properties style:column-width="15.425cm" style:rel-column-width="65535*"/>
    </style:style>
    <style:style style:name="Tabelle7.A1" style:family="table-cell">
      <style:table-cell-properties fo:background-color="#e6e6e6" fo:padding="0.097cm" fo:border="0.05pt solid #000000">
        <style:background-image/>
      </style:table-cell-properties>
    </style:style>
    <style:style style:name="Tabelle8" style:family="table">
      <style:table-properties style:width="15.425cm" fo:margin-left="1.254cm" fo:margin-right="0.321cm" table:align="margins"/>
    </style:style>
    <style:style style:name="Tabelle8.A" style:family="table-column">
      <style:table-column-properties style:column-width="15.425cm" style:rel-column-width="65535*"/>
    </style:style>
    <style:style style:name="Tabelle8.A1" style:family="table-cell">
      <style:table-cell-properties fo:background-color="#e6e6e6" fo:padding="0.097cm" fo:border="0.05pt solid #000000">
        <style:background-image/>
      </style:table-cell-properties>
    </style:style>
    <style:style style:name="Tabelle9" style:family="table">
      <style:table-properties style:width="15.425cm" fo:margin-left="1.254cm" fo:margin-right="0.321cm" table:align="margins"/>
    </style:style>
    <style:style style:name="Tabelle9.A" style:family="table-column">
      <style:table-column-properties style:column-width="15.425cm" style:rel-column-width="65535*"/>
    </style:style>
    <style:style style:name="Tabelle9.A1" style:family="table-cell">
      <style:table-cell-properties fo:background-color="#e6e6e6" fo:padding="0.097cm" fo:border="0.05pt solid #000000">
        <style:background-image/>
      </style:table-cell-properties>
    </style:style>
    <style:style style:name="Tabelle10" style:family="table">
      <style:table-properties style:width="15.425cm" fo:margin-left="1.254cm" fo:margin-right="0.321cm" table:align="margins"/>
    </style:style>
    <style:style style:name="Tabelle10.A" style:family="table-column">
      <style:table-column-properties style:column-width="15.425cm" style:rel-column-width="65535*"/>
    </style:style>
    <style:style style:name="Tabelle10.A1" style:family="table-cell">
      <style:table-cell-properties fo:background-color="#e6e6e6" fo:padding="0.097cm" fo:border="0.05pt solid #000000">
        <style:background-image/>
      </style:table-cell-properties>
    </style:style>
    <style:style style:name="Tabelle11" style:family="table">
      <style:table-properties style:width="15.425cm" fo:margin-left="1.254cm" fo:margin-right="0.321cm" table:align="margins"/>
    </style:style>
    <style:style style:name="Tabelle11.A" style:family="table-column">
      <style:table-column-properties style:column-width="15.425cm" style:rel-column-width="65535*"/>
    </style:style>
    <style:style style:name="Tabelle11.A1" style:family="table-cell">
      <style:table-cell-properties fo:background-color="#e6e6e6" fo:padding="0.097cm" fo:border="0.05pt solid #000000">
        <style:background-image/>
      </style:table-cell-properties>
    </style:style>
    <style:style style:name="Tabelle12" style:family="table">
      <style:table-properties style:width="15.425cm" fo:margin-left="1.254cm" fo:margin-right="0.321cm" table:align="margins"/>
    </style:style>
    <style:style style:name="Tabelle12.A" style:family="table-column">
      <style:table-column-properties style:column-width="15.425cm" style:rel-column-width="65535*"/>
    </style:style>
    <style:style style:name="Tabelle12.A1" style:family="table-cell">
      <style:table-cell-properties fo:background-color="#e6e6e6" fo:padding="0.097cm" fo:border="0.05pt solid #000000">
        <style:background-image/>
      </style:table-cell-properties>
    </style:style>
    <style:style style:name="Tabelle13" style:family="table">
      <style:table-properties style:width="15.425cm" fo:margin-left="1.254cm" fo:margin-right="0.321cm" table:align="margins"/>
    </style:style>
    <style:style style:name="Tabelle13.A" style:family="table-column">
      <style:table-column-properties style:column-width="15.425cm" style:rel-column-width="65535*"/>
    </style:style>
    <style:style style:name="Tabelle13.A1" style:family="table-cell">
      <style:table-cell-properties fo:background-color="#e6e6e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 style:family="paragraph" style:parent-style-name="Standard">
      <style:paragraph-properties fo:margin-left="0cm" fo:margin-right="0cm" fo:margin-top="0cm" fo:margin-bottom="0cm" style:contextual-spacing="false" style:line-height-at-least="0.353cm" fo:text-align="center" style:justify-single-word="false" fo:text-indent="0cm" style:auto-text-indent="false" style:text-autospace="none"/>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paragraph-properties fo:margin-left="0cm" fo:margin-right="0cm" fo:margin-top="0cm" fo:margin-bottom="0cm" style:contextual-spacing="false" style:line-height-at-least="0.353cm" fo:text-align="center" style:justify-single-word="false" fo:text-indent="0cm" style:auto-text-indent="false" style:text-autospace="none"/>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P6" style:family="paragraph" style:parent-style-name="Standard">
      <style:paragraph-properties fo:margin-left="0cm" fo:margin-right="0cm" fo:margin-top="0cm" fo:margin-bottom="0cm" style:contextual-spacing="false" style:line-height-at-least="0.353cm" fo:text-align="center" style:justify-single-word="false" fo:text-indent="0cm" style:auto-text-indent="false" style:text-autospace="none"/>
      <style:text-properties style:use-window-font-color="true" loext:opacity="0%" style:text-outline="false" style:text-line-through-style="none" style:text-line-through-type="none" style:font-name="Arial" fo:font-size="16pt" fo:font-style="normal" fo:text-shadow="none" style:text-underline-style="none" fo:font-weight="normal" style:letter-kerning="true" style:font-name-asian="Arial" style:font-size-asian="16pt" style:font-style-asian="normal" style:font-weight-asian="normal" style:font-name-complex="Arial" style:font-size-complex="16pt" style:font-style-complex="normal" style:font-weight-complex="normal" style:text-emphasize="none" style:text-overline-style="none" style:text-overline-color="font-color"/>
    </style:style>
    <style:style style:name="P7"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8"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9"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10"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officeooo:paragraph-rsid="00287ee8"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officeooo:paragraph-rsid="002a3e84"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12"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officeooo:rsid="001ca3b4" officeooo:paragraph-rsid="001ca3b4"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13"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officeooo:rsid="00264a8d" officeooo:paragraph-rsid="00264a8d"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6"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officeooo:paragraph-rsid="003315cf"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7"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bold" style:letter-kerning="true" style:font-name-asian="Mangal1" style:font-size-asian="12pt" style:font-style-asian="normal" style:font-weight-asian="bold" style:font-name-complex="Mangal1" style:font-size-complex="12pt" style:font-style-complex="normal" style:font-weight-complex="bold" style:text-emphasize="none" style:text-overline-style="none" style:text-overline-color="font-color"/>
    </style:style>
    <style:style style:name="P18"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bold" style:letter-kerning="true" style:font-name-asian="Mangal1" style:font-size-asian="12pt" style:font-style-asian="normal" style:font-weight-asian="bold" style:font-name-complex="Mangal1" style:font-size-complex="12pt" style:font-style-complex="normal" style:font-weight-complex="bold" style:text-emphasize="none" style:text-overline-style="none" style:text-overline-color="font-color"/>
    </style:style>
    <style:style style:name="P19"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bold" officeooo:rsid="00287ee8" officeooo:paragraph-rsid="00287ee8" style:letter-kerning="true" style:font-name-asian="Mangal1" style:font-size-asian="12pt" style:font-style-asian="normal" style:font-weight-asian="bold" style:font-name-complex="Mangal1" style:font-size-complex="12pt" style:font-style-complex="normal" style:font-weight-complex="bold" style:text-emphasize="none" style:text-overline-style="none" style:text-overline-color="font-color"/>
    </style:style>
    <style:style style:name="P20"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21"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solid" style:text-underline-width="auto" style:text-underline-color="font-color"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22"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23"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1e4a80" officeooo:paragraph-rsid="001e4a80"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24"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1e4a80" officeooo:paragraph-rsid="0021da81"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25"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26"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paragraph-rsid="003315cf"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27"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3315cf" officeooo:paragraph-rsid="003315cf"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28"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29"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officeooo:rsid="001e4a80" officeooo:paragraph-rsid="001e4a80"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30"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officeooo:rsid="001e4a80" officeooo:paragraph-rsid="0021da81"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31"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32"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officeooo:paragraph-rsid="003315cf"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33"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officeooo:rsid="00264a8d" officeooo:paragraph-rsid="00264a8d"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34" style:family="paragraph" style:parent-style-name="Standard">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none" fo:font-weight="normal" officeooo:rsid="003315cf" officeooo:paragraph-rsid="003315cf"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35" style:family="paragraph" style:parent-style-name="Table_20_Contents">
      <style:paragraph-properties fo:margin-left="0cm" fo:margin-right="0cm" fo:text-indent="0cm" style:auto-text-indent="false"/>
      <style:text-properties style:use-window-font-color="true" loext:opacity="0%" style:font-name="Courier New" fo:font-size="12pt" style:font-name-asian="Mangal1" style:font-size-asian="12pt" style:font-name-complex="Mangal1" style:font-size-complex="12pt"/>
    </style:style>
    <style:style style:name="P36" style:family="paragraph" style:parent-style-name="Table_20_Contents">
      <style:paragraph-properties fo:margin-left="1.251cm" fo:margin-right="0cm" fo:text-indent="0cm" style:auto-text-indent="false"/>
      <style:text-properties style:use-window-font-color="true" loext:opacity="0%" style:font-name="Courier New" fo:font-size="12pt" style:font-name-asian="Mangal1" style:font-size-asian="12pt" style:font-name-complex="Mangal1" style:font-size-complex="12pt"/>
    </style:style>
    <style:style style:name="P37" style:family="paragraph" style:parent-style-name="Table_20_Contents">
      <style:paragraph-properties fo:margin-left="2.501cm" fo:margin-right="0cm" fo:text-indent="0cm" style:auto-text-indent="false"/>
      <style:text-properties style:use-window-font-color="true" loext:opacity="0%" style:font-name="Courier New" fo:font-size="12pt" style:font-name-asian="Mangal1" style:font-size-asian="12pt" style:font-name-complex="Mangal1" style:font-size-complex="12pt"/>
    </style:style>
    <style:style style:name="P38" style:family="paragraph" style:parent-style-name="Table_20_Contents">
      <style:paragraph-properties fo:margin-left="0cm" fo:margin-right="0cm" fo:text-indent="0cm" style:auto-text-indent="false"/>
      <style:text-properties style:use-window-font-color="true" loext:opacity="0%" style:font-name="Courier New" fo:font-size="12pt" officeooo:paragraph-rsid="001e4a80" style:font-name-asian="Mangal1" style:font-size-asian="12pt" style:font-name-complex="Mangal1" style:font-size-complex="12pt"/>
    </style:style>
    <style:style style:name="P39" style:family="paragraph" style:parent-style-name="Table_20_Contents">
      <style:paragraph-properties fo:margin-left="0cm" fo:margin-right="0cm" fo:text-indent="0cm" style:auto-text-indent="false"/>
      <style:text-properties style:use-window-font-color="true" loext:opacity="0%" style:font-name="Courier New" fo:font-size="12pt" officeooo:rsid="001ae1b0" officeooo:paragraph-rsid="001e4a80" style:font-name-asian="Mangal1" style:font-size-asian="12pt" style:font-name-complex="Mangal1" style:font-size-complex="12pt"/>
    </style:style>
    <style:style style:name="P40" style:family="paragraph" style:parent-style-name="Table_20_Contents">
      <style:paragraph-properties fo:margin-left="0cm" fo:margin-right="0cm" fo:text-indent="0cm" style:auto-text-indent="false"/>
      <style:text-properties style:use-window-font-color="true" loext:opacity="0%" style:font-name="Courier New" fo:font-size="12pt" officeooo:rsid="001ae1b0" officeooo:paragraph-rsid="0021da81" style:font-name-asian="Mangal1" style:font-size-asian="12pt" style:font-name-complex="Mangal1" style:font-size-complex="12pt"/>
    </style:style>
    <style:style style:name="P41" style:family="paragraph" style:parent-style-name="Table_20_Contents">
      <style:paragraph-properties fo:margin-left="0cm" fo:margin-right="0cm" fo:text-indent="0cm" style:auto-text-indent="false"/>
      <style:text-properties style:use-window-font-color="true" loext:opacity="0%" style:font-name="Courier New" fo:font-size="12pt" officeooo:rsid="001e4a80" officeooo:paragraph-rsid="001f12af" style:font-name-asian="Mangal1" style:font-size-asian="12pt" style:font-name-complex="Mangal1" style:font-size-complex="12pt"/>
    </style:style>
    <style:style style:name="P42" style:family="paragraph" style:parent-style-name="Table_20_Contents">
      <style:paragraph-properties fo:margin-left="0cm" fo:margin-right="0cm" fo:text-indent="0cm" style:auto-text-indent="false"/>
      <style:text-properties style:use-window-font-color="true" loext:opacity="0%" style:font-name="Courier New" fo:font-size="12pt" officeooo:paragraph-rsid="0021da81" style:font-name-asian="Mangal1" style:font-size-asian="12pt" style:font-name-complex="Mangal1" style:font-size-complex="12pt"/>
    </style:style>
    <style:style style:name="P43" style:family="paragraph" style:parent-style-name="Table_20_Contents">
      <style:paragraph-properties fo:margin-left="0cm" fo:margin-right="0cm" fo:text-indent="0cm" style:auto-text-indent="false"/>
      <style:text-properties style:use-window-font-color="true" loext:opacity="0%" style:font-name="Courier New" fo:font-size="12pt" officeooo:rsid="0021da81" officeooo:paragraph-rsid="0021da81" style:font-name-asian="Mangal1" style:font-size-asian="12pt" style:font-name-complex="Mangal1" style:font-size-complex="12pt"/>
    </style:style>
    <style:style style:name="P44" style:family="paragraph" style:parent-style-name="Table_20_Contents">
      <style:paragraph-properties fo:margin-left="0cm" fo:margin-right="0cm" fo:text-indent="0cm" style:auto-text-indent="false"/>
      <style:text-properties style:use-window-font-color="true" loext:opacity="0%" style:font-name="Courier New" fo:font-size="12pt" officeooo:rsid="001f12af" officeooo:paragraph-rsid="0023d44d" style:font-name-asian="Mangal1" style:font-size-asian="12pt" style:font-name-complex="Mangal1" style:font-size-complex="12pt"/>
    </style:style>
    <style:style style:name="P45" style:family="paragraph" style:parent-style-name="Table_20_Contents">
      <style:paragraph-properties fo:margin-left="0cm" fo:margin-right="0cm" fo:text-indent="0cm" style:auto-text-indent="false"/>
      <style:text-properties style:use-window-font-color="true" loext:opacity="0%" style:font-name="Courier New" fo:font-size="12pt" officeooo:rsid="002a3e84" officeooo:paragraph-rsid="002a3e84" style:font-name-asian="Mangal1" style:font-size-asian="12pt" style:font-name-complex="Mangal1" style:font-size-complex="12pt"/>
    </style:style>
    <style:style style:name="P46" style:family="paragraph" style:parent-style-name="Table_20_Contents">
      <style:paragraph-properties fo:margin-left="0cm" fo:margin-right="0cm" fo:text-indent="0cm" style:auto-text-indent="false"/>
      <style:text-properties style:use-window-font-color="true" loext:opacity="0%" style:font-name="Courier New" fo:font-size="12pt" officeooo:rsid="002bae56" officeooo:paragraph-rsid="002bae56" style:font-name-asian="Mangal1" style:font-size-asian="12pt" style:font-name-complex="Mangal1" style:font-size-complex="12pt"/>
    </style:style>
    <style:style style:name="P47" style:family="paragraph" style:parent-style-name="Table_20_Contents">
      <style:paragraph-properties fo:margin-left="0cm" fo:margin-right="0cm" fo:text-indent="0cm" style:auto-text-indent="false"/>
      <style:text-properties style:use-window-font-color="true" loext:opacity="0%" style:font-name="Courier New" fo:font-size="12pt" style:text-underline-style="none" style:font-name-asian="Mangal1" style:font-size-asian="12pt" style:font-name-complex="Mangal1" style:font-size-complex="12pt"/>
    </style:style>
    <style:style style:name="P48" style:family="paragraph" style:parent-style-name="Table_20_Contents">
      <style:paragraph-properties fo:margin-left="0cm" fo:margin-right="0cm" fo:text-indent="0cm" style:auto-text-indent="false"/>
      <style:text-properties style:font-name="Courier New" fo:font-size="12pt" style:font-name-asian="Mangal1" style:font-size-asian="12pt" style:font-name-complex="Mangal1" style:font-size-complex="12pt"/>
    </style:style>
    <style:style style:name="P49" style:family="paragraph" style:parent-style-name="Table_20_Contents">
      <style:paragraph-properties fo:margin-left="1.251cm" fo:margin-right="0cm" fo:text-indent="0cm" style:auto-text-indent="false"/>
      <style:text-properties style:font-name="Courier New" fo:font-size="12pt" style:font-name-asian="Mangal1" style:font-size-asian="12pt" style:font-name-complex="Mangal1" style:font-size-complex="12pt"/>
    </style:style>
    <style:style style:name="P50" style:family="paragraph" style:parent-style-name="Table_20_Contents">
      <style:paragraph-properties fo:margin-left="0cm" fo:margin-right="0cm" fo:text-indent="0cm" style:auto-text-indent="false"/>
      <style:text-properties style:font-name="Courier New" fo:font-size="12pt" officeooo:paragraph-rsid="001e4a80" style:font-name-asian="Mangal1" style:font-size-asian="12pt" style:font-name-complex="Mangal1" style:font-size-complex="12pt"/>
    </style:style>
    <style:style style:name="P51" style:family="paragraph" style:parent-style-name="Table_20_Contents">
      <style:paragraph-properties fo:margin-left="0cm" fo:margin-right="0cm" fo:text-indent="0cm" style:auto-text-indent="false"/>
      <style:text-properties style:font-name="Courier New" fo:font-size="12pt" officeooo:paragraph-rsid="001f12af" style:font-name-asian="Mangal1" style:font-size-asian="12pt" style:font-name-complex="Mangal1" style:font-size-complex="12pt"/>
    </style:style>
    <style:style style:name="P52" style:family="paragraph" style:parent-style-name="Table_20_Contents">
      <style:paragraph-properties fo:margin-left="0cm" fo:margin-right="0cm" fo:text-indent="0cm" style:auto-text-indent="false"/>
      <style:text-properties style:font-name="Courier New" fo:font-size="12pt" officeooo:paragraph-rsid="0021da81" style:font-name-asian="Mangal1" style:font-size-asian="12pt" style:font-name-complex="Mangal1" style:font-size-complex="12pt"/>
    </style:style>
    <style:style style:name="P53" style:family="paragraph" style:parent-style-name="Table_20_Contents">
      <style:paragraph-properties fo:margin-left="0cm" fo:margin-right="0cm" fo:text-indent="0cm" style:auto-text-indent="false"/>
      <style:text-properties style:font-name="Courier New" fo:font-size="12pt" officeooo:paragraph-rsid="002a3e84" style:font-name-asian="Mangal1" style:font-size-asian="12pt" style:font-name-complex="Mangal1" style:font-size-complex="12pt"/>
    </style:style>
    <style:style style:name="P54" style:family="paragraph" style:parent-style-name="Table_20_Contents">
      <style:paragraph-properties fo:margin-left="0cm" fo:margin-right="0cm" fo:text-indent="0cm" style:auto-text-indent="false"/>
      <style:text-properties style:font-name="Courier New" fo:font-size="12pt" officeooo:rsid="002a3e84" officeooo:paragraph-rsid="002a3e84" style:font-name-asian="Mangal1" style:font-size-asian="12pt" style:font-name-complex="Mangal1" style:font-size-complex="12pt"/>
    </style:style>
    <style:style style:name="P55" style:family="paragraph" style:parent-style-name="Table_20_Contents">
      <style:paragraph-properties fo:margin-left="0cm" fo:margin-right="0cm" fo:text-indent="0cm" style:auto-text-indent="false"/>
      <style:text-properties style:font-name="Courier New" fo:font-size="12pt" style:text-underline-style="solid" style:text-underline-width="auto" style:text-underline-color="font-color" style:font-name-asian="Mangal1" style:font-size-asian="12pt" style:font-name-complex="Mangal1" style:font-size-complex="12pt"/>
    </style:style>
    <style:style style:name="P56" style:family="paragraph" style:parent-style-name="Table_20_Contents">
      <style:paragraph-properties fo:margin-left="0cm" fo:margin-right="0cm" fo:text-indent="0cm" style:auto-text-indent="false"/>
      <style:text-properties style:font-name="Courier New" fo:font-size="12pt" style:text-underline-style="none" style:font-name-asian="Mangal1" style:font-size-asian="12pt" style:font-name-complex="Mangal1" style:font-size-complex="12pt"/>
    </style:style>
    <style:style style:name="P57" style:family="paragraph" style:parent-style-name="Table_20_Contents">
      <style:paragraph-properties fo:margin-left="0cm" fo:margin-right="0cm" fo:text-indent="0cm" style:auto-text-indent="false"/>
      <style:text-properties fo:color="#0066cc" loext:opacity="100%" style:font-name="David" fo:font-size="10pt" style:font-name-asian="Mangal1" style:font-size-asian="10pt" style:font-name-complex="Mangal1" style:font-size-complex="10pt"/>
    </style:style>
    <style:style style:name="P58" style:family="paragraph" style:parent-style-name="Table_20_Contents">
      <style:paragraph-properties fo:margin-left="1.251cm" fo:margin-right="0cm" fo:text-indent="0cm" style:auto-text-indent="false"/>
      <style:text-properties fo:color="#0066cc" loext:opacity="100%" style:font-name="David" fo:font-size="10pt" style:font-name-asian="Mangal1" style:font-size-asian="10pt" style:font-name-complex="Mangal1" style:font-size-complex="10pt"/>
    </style:style>
    <style:style style:name="P59" style:family="paragraph" style:parent-style-name="Table_20_Contents">
      <style:paragraph-properties fo:margin-left="0cm" fo:margin-right="0cm" fo:text-indent="0cm" style:auto-text-indent="false"/>
      <style:text-properties fo:color="#0066cc" loext:opacity="100%" style:font-name="David" fo:font-size="10pt" officeooo:rsid="001ae1b0" officeooo:paragraph-rsid="001ae1b0" style:font-name-asian="Mangal1" style:font-size-asian="10pt" style:font-name-complex="Mangal1" style:font-size-complex="10pt"/>
    </style:style>
    <style:style style:name="P60" style:family="paragraph" style:parent-style-name="Table_20_Contents">
      <style:paragraph-properties fo:margin-left="0cm" fo:margin-right="0cm" fo:text-indent="0cm" style:auto-text-indent="false"/>
      <style:text-properties fo:color="#0066cc" loext:opacity="100%" style:font-name="David" fo:font-size="10pt" officeooo:rsid="001ae1b0" officeooo:paragraph-rsid="001e4a80" style:font-name-asian="Mangal1" style:font-size-asian="10pt" style:font-name-complex="Mangal1" style:font-size-complex="10pt"/>
    </style:style>
    <style:style style:name="P61" style:family="paragraph" style:parent-style-name="Table_20_Contents">
      <style:paragraph-properties fo:margin-left="0cm" fo:margin-right="0cm" fo:text-indent="0cm" style:auto-text-indent="false"/>
      <style:text-properties fo:color="#0066cc" loext:opacity="100%" style:font-name="David" fo:font-size="10pt" officeooo:rsid="001ae1b0" officeooo:paragraph-rsid="0021da81" style:font-name-asian="Mangal1" style:font-size-asian="10pt" style:font-name-complex="Mangal1" style:font-size-complex="10pt"/>
    </style:style>
    <style:style style:name="P62" style:family="paragraph" style:parent-style-name="Table_20_Contents">
      <style:paragraph-properties fo:margin-left="0cm" fo:margin-right="0cm" fo:text-indent="0cm" style:auto-text-indent="false"/>
      <style:text-properties fo:color="#0066cc" loext:opacity="100%" style:font-name="David" fo:font-size="10pt" officeooo:rsid="001e4a80" officeooo:paragraph-rsid="001e4a80" style:font-name-asian="Mangal1" style:font-size-asian="10pt" style:font-name-complex="Mangal1" style:font-size-complex="10pt"/>
    </style:style>
    <style:style style:name="P63" style:family="paragraph" style:parent-style-name="Table_20_Contents">
      <style:paragraph-properties fo:margin-left="0cm" fo:margin-right="0cm" fo:text-indent="0cm" style:auto-text-indent="false"/>
      <style:text-properties fo:color="#0066cc" loext:opacity="100%" style:font-name="David" fo:font-size="10pt" officeooo:rsid="001e4a80" officeooo:paragraph-rsid="0021da81" style:font-name-asian="Mangal1" style:font-size-asian="10pt" style:font-name-complex="Mangal1" style:font-size-complex="10pt"/>
    </style:style>
    <style:style style:name="P64" style:family="paragraph" style:parent-style-name="Table_20_Contents">
      <style:paragraph-properties fo:margin-left="0cm" fo:margin-right="0cm" fo:text-indent="0cm" style:auto-text-indent="false"/>
      <style:text-properties fo:color="#0066cc" loext:opacity="100%" style:font-name="David" fo:font-size="10pt" officeooo:rsid="001f12af" officeooo:paragraph-rsid="001f12af" style:font-name-asian="Mangal1" style:font-size-asian="10pt" style:font-name-complex="Mangal1" style:font-size-complex="10pt"/>
    </style:style>
    <style:style style:name="P65" style:family="paragraph" style:parent-style-name="Table_20_Contents">
      <style:paragraph-properties fo:margin-left="0cm" fo:margin-right="0cm" fo:text-indent="0cm" style:auto-text-indent="false"/>
      <style:text-properties fo:color="#0066cc" loext:opacity="100%" style:font-name="David" fo:font-size="10pt" officeooo:rsid="0023d44d" officeooo:paragraph-rsid="0023d44d" style:font-name-asian="Mangal1" style:font-size-asian="10pt" style:font-name-complex="Mangal1" style:font-size-complex="10pt"/>
    </style:style>
    <style:style style:name="P66" style:family="paragraph" style:parent-style-name="Table_20_Contents">
      <style:paragraph-properties fo:margin-left="0cm" fo:margin-right="0cm" fo:text-indent="0cm" style:auto-text-indent="false"/>
      <style:text-properties fo:color="#0066cc" loext:opacity="100%" style:font-name="David" fo:font-size="10pt" officeooo:rsid="002a3e84" officeooo:paragraph-rsid="002a3e84" style:font-name-asian="Mangal1" style:font-size-asian="10pt" style:font-name-complex="Mangal1" style:font-size-complex="10pt"/>
    </style:style>
    <style:style style:name="P67" style:family="paragraph" style:parent-style-name="Table_20_Contents">
      <style:paragraph-properties fo:margin-left="1.251cm" fo:margin-right="0cm" fo:text-indent="0cm" style:auto-text-indent="false"/>
      <style:text-properties fo:color="#0066cc" loext:opacity="100%" style:font-name="Courier New" fo:font-size="10pt" style:font-name-asian="Mangal1" style:font-size-asian="10pt" style:font-name-complex="Mangal1" style:font-size-complex="10pt"/>
    </style:style>
    <style:style style:name="P68" style:family="paragraph" style:parent-style-name="Table_20_Contents">
      <style:paragraph-properties fo:margin-left="0cm" fo:margin-right="0cm" fo:text-indent="0cm" style:auto-text-indent="false"/>
      <style:text-properties fo:color="#000000" loext:opacity="100%" style:font-name="Courier New" fo:font-size="12pt" style:text-underline-style="solid" style:text-underline-width="auto" style:text-underline-color="font-color" officeooo:rsid="001f12af" officeooo:paragraph-rsid="001f12af" style:font-name-asian="Mangal1" style:font-size-asian="12pt" style:font-name-complex="Mangal1" style:font-size-complex="12pt"/>
    </style:style>
    <style:style style:name="P69" style:family="paragraph" style:parent-style-name="Table_20_Contents">
      <style:paragraph-properties fo:margin-left="0cm" fo:margin-right="0cm" fo:text-indent="0cm" style:auto-text-indent="false"/>
      <style:text-properties fo:color="#000000" loext:opacity="100%" style:font-name="Courier New" fo:font-size="12pt" style:text-underline-style="solid" style:text-underline-width="auto" style:text-underline-color="font-color" officeooo:rsid="001f12af" officeooo:paragraph-rsid="0021da81" style:font-name-asian="Mangal1" style:font-size-asian="12pt" style:font-name-complex="Mangal1" style:font-size-complex="12pt"/>
    </style:style>
    <style:style style:name="P70"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font-name="Arial1" fo:font-size="12pt" style:font-size-asian="12pt" style:font-size-complex="12pt"/>
    </style:style>
    <style:style style:name="P71"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font-name="Arial1" fo:font-size="12pt" style:text-underline-style="none" fo:font-weight="bold" style:font-size-asian="12pt" style:font-weight-asian="bold" style:font-size-complex="12pt" style:font-weight-complex="bold"/>
    </style:style>
    <style:style style:name="P72" style:family="paragraph" style:parent-style-name="Standard">
      <style:paragraph-properties fo:margin-left="1.251cm" fo:margin-right="0cm" fo:margin-top="0cm" fo:margin-bottom="0cm" style:contextual-spacing="false" style:line-height-at-least="0.353cm" fo:text-indent="0cm" style:auto-text-indent="false" style:text-autospace="none"/>
      <style:text-properties style:font-name="Arial1" fo:font-size="12pt" style:text-underline-style="none" fo:font-weight="normal" style:font-size-asian="12pt" style:font-weight-asian="normal" style:font-size-complex="12pt" style:font-weight-complex="normal"/>
    </style:style>
    <style:style style:name="P73"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74"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paragraph-rsid="00264a8d"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75"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3315cf" officeooo:paragraph-rsid="003315cf"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76"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264a8d" officeooo:paragraph-rsid="00264a8d" style:letter-kerning="true" style:font-name-asian="Arial" style:font-size-asian="14pt" style:font-style-asian="normal" style:font-weight-asian="normal" style:font-name-complex="Arial" style:font-size-complex="14pt" style:font-style-complex="normal" style:font-weight-complex="normal" style:text-emphasize="none" style:text-overline-style="none" style:text-overline-color="font-color"/>
    </style:style>
    <style:style style:name="P77"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78"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4pt" fo:font-style="normal" fo:text-shadow="none" style:text-underline-style="solid" style:text-underline-width="auto" style:text-underline-color="font-color" fo:font-weight="normal" officeooo:rsid="001e4a80" officeooo:paragraph-rsid="001e4a80" style:letter-kerning="true" style:font-name-asian="Mangal1" style:font-size-asian="14pt" style:font-style-asian="normal" style:font-weight-asian="normal" style:font-name-complex="Mangal1" style:font-size-complex="14pt" style:font-style-complex="normal" style:font-weight-complex="normal" style:text-emphasize="none" style:text-overline-style="none" style:text-overline-color="font-color"/>
    </style:style>
    <style:style style:name="P79" style:family="paragraph" style:parent-style-name="Standard">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80" style:family="paragraph" style:parent-style-name="Standard" style:list-style-name="L1">
      <style:paragraph-properties fo:margin-top="0cm" fo:margin-bottom="0cm" style:contextual-spacing="false" style:line-height-at-least="0.353cm" style:text-autospace="none"/>
      <style:text-properties style:use-window-font-color="true" loext:opacity="0%" style:text-outline="false" style:text-line-through-style="none" style:text-line-through-type="none" style:font-name="Arial1" fo:font-size="12pt" fo:font-style="normal" fo:text-shadow="none" style:text-underline-style="none" fo:font-weight="bold" officeooo:paragraph-rsid="001e4a80" style:letter-kerning="true" style:font-name-asian="Mangal1" style:font-size-asian="12pt" style:font-style-asian="normal" style:font-weight-asian="bold" style:font-name-complex="Mangal1" style:font-size-complex="12pt" style:font-style-complex="normal" style:font-weight-complex="bold" style:text-emphasize="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5d62d" style:font-weight-asian="bold" style:font-weight-complex="bold"/>
    </style:style>
    <style:style style:name="T3" style:family="text">
      <style:text-properties fo:font-weight="bold" officeooo:rsid="00178604" style:font-weight-asian="bold" style:font-weight-complex="bold"/>
    </style:style>
    <style:style style:name="T4" style:family="text">
      <style:text-properties fo:font-weight="bold" officeooo:rsid="001ade13" style:font-weight-asian="bold" style:font-weight-complex="bold"/>
    </style:style>
    <style:style style:name="T5" style:family="text">
      <style:text-properties fo:font-weight="bold" officeooo:rsid="00287ee8" style:font-weight-asian="bold" style:font-weight-complex="bold"/>
    </style:style>
    <style:style style:name="T6" style:family="text">
      <style:text-properties fo:font-weight="bold" officeooo:rsid="002bf796" style:font-weight-asian="bold" style:font-weight-complex="bold"/>
    </style:style>
    <style:style style:name="T7" style:family="text">
      <style:text-properties fo:font-weight="bold" officeooo:rsid="00312d61" style:font-weight-asian="bold" style:font-weight-complex="bold"/>
    </style:style>
    <style:style style:name="T8" style:family="text">
      <style:text-properties style:use-window-font-color="true" loext:opacity="0%"/>
    </style:style>
    <style:style style:name="T9" style:family="text">
      <style:text-properties style:use-window-font-color="true" loext:opacity="0%" style:text-outline="false" style:text-line-through-style="none" style:text-line-through-type="none" fo:font-style="normal" fo:text-shadow="none" style:text-underline-style="none" fo:font-weight="normal" style:letter-kerning="true" style:font-name-asian="Arial" style:font-style-asian="normal" style:font-weight-asian="normal" style:font-name-complex="Arial" style:font-style-complex="normal" style:font-weight-complex="normal" style:text-emphasize="none" style:text-overline-style="none" style:text-overline-color="font-color"/>
    </style:style>
    <style:style style:name="T10" style:family="text">
      <style:text-properties style:use-window-font-color="true" loext:opacity="0%" style:text-outline="false" style:text-line-through-style="none" style:text-line-through-type="none" fo:font-style="normal" fo:text-shadow="none" style:text-underline-style="none" fo:font-weight="bold" style:letter-kerning="true" style:font-name-asian="Arial" style:font-style-asian="normal" style:font-weight-asian="bold" style:font-name-complex="Arial" style:font-style-complex="normal" style:font-weight-complex="bold" style:text-emphasize="none" style:text-overline-style="none" style:text-overline-color="font-color"/>
    </style:style>
    <style:style style:name="T11" style:family="text">
      <style:text-properties style:use-window-font-color="true" loext:opacity="0%" style:text-outline="false" style:text-line-through-style="none" style:text-line-through-type="none" fo:font-style="normal" fo:text-shadow="none" fo:font-weight="normal" style:letter-kerning="true"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2" style:family="text">
      <style:text-properties style:use-window-font-color="true" loext:opacity="0%" style:text-outline="false" style:text-line-through-style="none" style:text-line-through-type="none" fo:font-style="normal" fo:text-shadow="none" style:letter-kerning="true" style:font-name-asian="Mangal1" style:font-style-asian="normal" style:font-name-complex="Mangal1" style:font-style-complex="normal" style:text-emphasize="none" style:text-overline-style="none" style:text-overline-color="font-color"/>
    </style:style>
    <style:style style:name="T13" style:family="text">
      <style:text-properties style:use-window-font-color="true" loext:opacity="0%" style:text-outline="false" style:text-line-through-style="none" style:text-line-through-type="none" fo:font-style="normal" fo:text-shadow="none" fo:font-weight="bold" style:letter-kerning="true" style:font-name-asian="Mangal1" style:font-style-asian="normal" style:font-weight-asian="bold" style:font-name-complex="Mangal1" style:font-style-complex="normal" style:font-weight-complex="bold" style:text-emphasize="none" style:text-overline-style="none" style:text-overline-color="font-color"/>
    </style:style>
    <style:style style:name="T14" style:family="text">
      <style:text-properties style:use-window-font-color="true" loext:opacity="0%" style:text-outline="false" style:text-line-through-style="none" style:text-line-through-type="none" fo:font-style="italic" fo:text-shadow="none" style:text-underline-style="none" fo:font-weight="normal" style:letter-kerning="true" style:font-name-asian="Arial" style:font-style-asian="italic" style:font-weight-asian="normal" style:font-name-complex="Arial" style:font-style-complex="italic" style:font-weight-complex="normal" style:text-emphasize="none" style:text-overline-style="none" style:text-overline-color="font-color"/>
    </style:style>
    <style:style style:name="T15" style:family="text">
      <style:text-properties style:use-window-font-color="true" loext:opacity="0%" style:text-outline="false" style:text-line-through-style="none" style:text-line-through-type="none" fo:font-size="10pt" fo:font-style="normal" fo:text-shadow="none" style:text-underline-style="none" fo:font-weight="normal" style:letter-kerning="true"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T16" style:family="text">
      <style:text-properties style:use-window-font-color="true" loext:opacity="0%" officeooo:rsid="001e4a80"/>
    </style:style>
    <style:style style:name="T17" style:family="text">
      <style:text-properties style:use-window-font-color="true" loext:opacity="0%" officeooo:rsid="0021da81"/>
    </style:style>
    <style:style style:name="T18" style:family="text">
      <style:text-properties fo:font-style="italic" style:font-style-asian="italic" style:font-style-complex="italic"/>
    </style:style>
    <style:style style:name="T19" style:family="text">
      <style:text-properties fo:font-style="italic" officeooo:rsid="00287ee8" style:font-style-asian="italic" style:font-style-complex="italic"/>
    </style:style>
    <style:style style:name="T20" style:family="text">
      <style:text-properties fo:font-style="italic" officeooo:rsid="0029e9af" style:font-style-asian="italic" style:font-style-complex="italic"/>
    </style:style>
    <style:style style:name="T21" style:family="text">
      <style:text-properties fo:font-style="italic" officeooo:rsid="003559c7" style:font-style-asian="italic" style:font-style-complex="italic"/>
    </style:style>
    <style:style style:name="T22" style:family="text">
      <style:text-properties style:font-name-asian="Arial" style:font-name-complex="Arial"/>
    </style:style>
    <style:style style:name="T23" style:family="text">
      <style:text-properties officeooo:rsid="0019ab0e" style:font-name-asian="Arial" style:font-name-complex="Arial"/>
    </style:style>
    <style:style style:name="T24" style:family="text">
      <style:text-properties officeooo:rsid="002846a5" style:font-name-asian="Arial" style:font-name-complex="Arial"/>
    </style:style>
    <style:style style:name="T25" style:family="text">
      <style:text-properties fo:font-weight="normal" style:font-weight-asian="normal" style:font-weight-complex="normal"/>
    </style:style>
    <style:style style:name="T26" style:family="text">
      <style:text-properties fo:font-size="12pt" style:font-size-asian="12pt" style:font-size-complex="12pt"/>
    </style:style>
    <style:style style:name="T27" style:family="text">
      <style:text-properties fo:font-size="12pt" officeooo:rsid="00246073" style:font-size-asian="12pt" style:font-size-complex="12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italic" style:font-size-asian="10.5pt" style:font-style-asian="italic" style:font-size-complex="12pt" style:font-style-complex="italic"/>
    </style:style>
    <style:style style:name="T30" style:family="text">
      <style:text-properties fo:font-size="12pt" fo:font-style="italic" officeooo:rsid="003453f8" style:font-size-asian="10.5pt" style:font-style-asian="italic" style:font-size-complex="12pt" style:font-style-complex="italic"/>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officeooo:rsid="003453f8" style:font-size-asian="10.5pt" style:font-size-complex="12pt"/>
    </style:style>
    <style:style style:name="T34" style:family="text">
      <style:text-properties officeooo:rsid="00119981"/>
    </style:style>
    <style:style style:name="T35" style:family="text">
      <style:text-properties officeooo:rsid="00155390"/>
    </style:style>
    <style:style style:name="T36" style:family="text">
      <style:text-properties officeooo:rsid="0015d62d"/>
    </style:style>
    <style:style style:name="T37" style:family="text">
      <style:text-properties officeooo:rsid="00178604"/>
    </style:style>
    <style:style style:name="T38" style:family="text">
      <style:text-properties officeooo:rsid="00182110"/>
    </style:style>
    <style:style style:name="T39" style:family="text">
      <style:text-properties officeooo:rsid="0019ab0e"/>
    </style:style>
    <style:style style:name="T40" style:family="text">
      <style:text-properties style:font-name-asian="Mangal1" style:font-name-complex="Mangal1"/>
    </style:style>
    <style:style style:name="T41" style:family="text">
      <style:text-properties officeooo:rsid="0027a3ce" style:font-name-asian="Mangal1" style:font-name-complex="Mangal1"/>
    </style:style>
    <style:style style:name="T42" style:family="text">
      <style:text-properties officeooo:rsid="002846a5" style:font-name-asian="Mangal1" style:font-name-complex="Mangal1"/>
    </style:style>
    <style:style style:name="T43" style:family="text">
      <style:text-properties officeooo:rsid="0019ab0e" style:font-name-asian="Mangal1" style:font-name-complex="Mangal1"/>
    </style:style>
    <style:style style:name="T44" style:family="text">
      <style:text-properties officeooo:rsid="001ade13"/>
    </style:style>
    <style:style style:name="T45" style:family="text">
      <style:text-properties officeooo:rsid="001ae1b0"/>
    </style:style>
    <style:style style:name="T46" style:family="text">
      <style:text-properties officeooo:rsid="001e4a80"/>
    </style:style>
    <style:style style:name="T47" style:family="text">
      <style:text-properties officeooo:rsid="001f12af"/>
    </style:style>
    <style:style style:name="T48" style:family="text">
      <style:text-properties officeooo:rsid="0021da81"/>
    </style:style>
    <style:style style:name="T49" style:family="text">
      <style:text-properties officeooo:rsid="0023d44d"/>
    </style:style>
    <style:style style:name="T50" style:family="text">
      <style:text-properties officeooo:rsid="00246073"/>
    </style:style>
    <style:style style:name="T51" style:family="text">
      <style:text-properties officeooo:rsid="0026d356"/>
    </style:style>
    <style:style style:name="T52" style:family="text">
      <style:text-properties officeooo:rsid="0027a3ce"/>
    </style:style>
    <style:style style:name="T53" style:family="text">
      <style:text-properties officeooo:rsid="002846a5"/>
    </style:style>
    <style:style style:name="T54" style:family="text">
      <style:text-properties officeooo:rsid="00287ee8"/>
    </style:style>
    <style:style style:name="T55" style:family="text">
      <style:text-properties officeooo:rsid="0029e9af"/>
    </style:style>
    <style:style style:name="T56" style:family="text">
      <style:text-properties officeooo:rsid="002bae56"/>
    </style:style>
    <style:style style:name="T57" style:family="text">
      <style:text-properties officeooo:rsid="002c7cae"/>
    </style:style>
    <style:style style:name="T58" style:family="text">
      <style:text-properties officeooo:rsid="002e61e0"/>
    </style:style>
    <style:style style:name="T59" style:family="text">
      <style:text-properties officeooo:rsid="002f0aa4"/>
    </style:style>
    <style:style style:name="T60" style:family="text">
      <style:text-properties officeooo:rsid="00312d61"/>
    </style:style>
    <style:style style:name="T61" style:family="text">
      <style:text-properties officeooo:rsid="003453f8"/>
    </style:style>
    <style:style style:name="T62" style:family="text">
      <style:text-properties officeooo:rsid="003559c7"/>
    </style:style>
    <style:style style:name="T63" style:family="text">
      <style:text-properties officeooo:rsid="0038987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iversal Simulation Software V1.0</text:p>
      <text:p text:style-name="P6">Documentation</text:p>
      <text:p text:style-name="P4">Copyright Januar 2015 – <text:span text:style-name="T35">Februar 2017</text:span> Min Yung Mönnig</text:p>
      <text:p text:style-name="P2"/>
      <text:list text:style-name="L1">
        <text:list-item>
          <text:p text:style-name="P73">Was ist UniSim</text:p>
        </text:list-item>
      </text:list>
      <text:p text:style-name="P25"/>
      <text:p text:style-name="P32"><text:tab/><text:span text:style-name="T26">UniSim ist gedacht als eine Simulationssoftware, die nicht für ein spezielles <text:tab/>Themengebiet spezialisiert ist, sondern allgemeine Betrachtungen verwendet. Die <text:tab/>Grundlegende Überlegung ist, wir wollen verschiedene Begriffe (Konzepte) <text:tab/>miteinander verbinden. Die Verbindungen (Relationen) definieren, wie ein Konzept <text:tab/>ein anderes beeinflussen soll.</text:span></text:p>
      <text:p text:style-name="P16"/>
      <text:p text:style-name="P16"><text:tab/>UniSim arbeitet mit beliebig vielen Prozessorkernen. <text:span text:style-name="T50">Voreingestellt ist 1 <text:tab/>Prozessorkern. Die üblichen Probleme von paralleler Verarbeitung existieren auch <text:tab/>hier. Möchte man z.B. eine Schleife bauen, in der die Summe der Laufvariablen <text:tab/>berechnet wird, so kommt es vermutlich bei der Verwendung mehrerer „Worker“ zu <text:tab/>falschen Ergebnissen. Ob sich der Einsatz mehrer Kerne zeitlich lohnt, kann ich in <text:tab/>diesem Stadium noch nicht sagen. Man müsste es bei komplexeren Modellen <text:tab/>testen.</text:span></text:p>
      <text:p text:style-name="P26"/>
      <text:p text:style-name="P32"><text:tab/><text:span text:style-name="T26">Durch Konzepte und Relationen können beliebig komplexe Modelle erstellt und <text:tab/>veranschaulicht werden. Aufgrund der parrallelen Verarbeitung müssen <text:tab/>Reihenfolgen wie im echten Leben vom Modellierer berücksichtigt werden. Die <text:tab/>Reihenfolge, in der Relationen von einem einzelnen Konzept abgearbeitet werden, <text:tab/>ist jedoch abgefangen worden. Alle Relationen eines Konzeptes werden zuerst <text:tab/>berechnet, bevor die Quell- und Ziel-Konzepte verändert werden. </text:span><text:span text:style-name="T27">Die Relationen <text:tab/>berechnen also zunächst ein Zwischenergebnis (Interim) und erst dann werden die <text:tab/>Konzepte verändert. Relation A könnte sonst ein anderes Ergebnis liefern als <text:tab/>Relation B, auch wenn sie genau das gleiche machen.</text:span></text:p>
      <text:p text:style-name="P16"/>
      <text:p text:style-name="P16"><text:tab/>UniSim arbeitet in dieser Version mit einer Kommandozeile. Alle Befehle und ein <text:tab/>erster Einblick in die UniSim-Sprache werden mit dieser Dokumentation gegeben. <text:tab/>Über diese Sprache kann <text:span text:style-name="T57">ein </text:span>UniSim-<text:span text:style-name="T50">Projekt</text:span> leicht in andere <text:span text:style-name="T34">UniSim-</text:span>Projekte <text:tab/>eingebunden werden.</text:p>
      <text:p text:style-name="P26"/>
      <text:p text:style-name="P16"><text:tab/>Wie bei einer „echten“ Programmiersprache wünsche ich mir für die Simulation <text:tab/>eine Turing-Vollständigkeit. UniSim kann Zustände speichern, Werte verrechnen, <text:tab/>Fälle unterscheiden und Schleifen durchlaufen. Von daher sind weiter am Ende <text:tab/>einige Beispiel-Codes von Java und UniSim gegenübergestellt.</text:p>
      <text:p text:style-name="P16"/>
      <text:p text:style-name="P16"><text:tab/><text:span text:style-name="T57">UniSim kennt bisher keine Listen oder sonstige komplexere Datenstrukturen.</text:span></text:p>
      <text:p text:style-name="P25"/>
      <text:list text:continue-numbering="true" text:style-name="L1">
        <text:list-item>
          <text:p text:style-name="P75">Erster Einblick</text:p>
        </text:list-item>
      </text:list>
      <text:p text:style-name="P27"/>
      <text:p text:style-name="P34"><text:tab/><text:span text:style-name="T32">Mit UniSim erstellen Sie Begriffe (Concepts) und verbinden diese über Relationen. <text:tab/>Dies ist nicht neu. Die Idee dahinter ist die Arbeitsweise des Gehirns. Sie können <text:tab/>daher auch die Begriffe </text:span><text:span text:style-name="T29">Concept</text:span><text:span text:style-name="T32"> und </text:span><text:span text:style-name="T29">Relation</text:span><text:span text:style-name="T32"> durch </text:span><text:span text:style-name="T29">Neuron</text:span><text:span text:style-name="T32"> und </text:span><text:span text:style-name="T29">Axon/Dendrit <text:tab/></text:span><text:span text:style-name="T32">ersetzen.</text:span></text:p>
      <text:p text:style-name="P34"><text:soft-page-break/><text:span text:style-name="T32"><text:tab/>Auch mit dieser „Gehirn-Logik“ lässt sich programmieren. Die Logik, Reihenfolge <text:tab/>und auch Berechnungsregeln sind dabei in den Relationen gespeichert, was diese <text:tab/>sehr komplex macht. Dadurch ist die enstandene Sprache sehr kompliziert und <text:tab/>schwer nachzuvollziehen.</text:span></text:p>
      <text:p text:style-name="P34"><text:span text:style-name="T32"><text:tab/></text:span><text:span text:style-name="T33">Wollen Sie sicher gehen, dass die Berechnungs-Ergebnisse korrekt sind, sollten Sie <text:tab/>nur einen </text:span><text:span text:style-name="T30">worker</text:span><text:span text:style-name="T33"> verwenden. (</text:span><text:span text:style-name="T30">lw</text:span><text:span text:style-name="T33">: worker anzeigen lassen, </text:span><text:span text:style-name="T30">worker 1</text:span><text:span text:style-name="T33">: Anzahl der <text:tab/>worker auf 1 setzen)</text:span></text:p>
      <text:p text:style-name="P15"><text:tab/><text:span text:style-name="T61">Wollen Sie mehrere Worker verwenden müssen Sie die parrallele Arbeitsweise bei <text:tab/>der Erstellung des Modelles berücksichtigen.</text:span></text:p>
      <text:p text:style-name="P15"><text:tab/><text:span text:style-name="T62">Wie bei einem Interpreter können Sie die Befehlszeilen nach der <text:tab/>Eingabeaufforderung </text:span><text:span text:style-name="T21">UniSim&gt; </text:span><text:span text:style-name="T62">eingeben oder mit </text:span><text:span text:style-name="T21">load &lt;path&gt; </text:span><text:span text:style-name="T62">eine Datei(text) <text:tab/>laden. Mit </text:span><text:span text:style-name="T21">Run </text:span><text:span text:style-name="T62">starten Sie das Programm. Wenn Sie kein Concept mit der Option <text:tab/></text:span><text:span text:style-name="T21">stop </text:span><text:span text:style-name="T62">verwenden, müssen Sie das Programm manuell mit </text:span><text:span text:style-name="T21">stop</text:span><text:span text:style-name="T62"> beenden. Sie können <text:tab/>sich dann (aber auch zu jedem Zeitpunkt) die Daten zu einem Concept oder <text:tab/>Relation anzeigen lassen.</text:span></text:p>
      <text:p text:style-name="P15"><text:tab/><text:span text:style-name="T62">Programme ohne eine Stop-Concept machen dann Sinn, wenn es sich um eine <text:tab/>fortlaufende Simulation handelt, die Input-Concepte verwendet, die nach <text:tab/>Veränderungen „lauschen“ und die Simulation von dort wieder „anstoßen“.</text:span></text:p>
      <text:p text:style-name="P15"><text:tab/><text:span text:style-name="T62">Sie müssen ein Concept mit der Option </text:span><text:span text:style-name="T21">start </text:span><text:span text:style-name="T62">verwenden, damit UniSim weiß, wo es <text:tab/>beginnen soll.</text:span></text:p>
      <text:p text:style-name="P31"><text:tab/></text:p>
      <text:p text:style-name="P25"/>
      <text:list text:continue-numbering="true" text:style-name="L1">
        <text:list-item>
          <text:p text:style-name="P76">Vision</text:p>
        </text:list-item>
      </text:list>
      <text:p text:style-name="P33"><text:tab/></text:p>
      <text:p text:style-name="P13"><text:tab/>Viele Menschen auf der Welt könnten zusammenhänge darlegen, wie sie sie sehen, <text:tab/>wie sie glauben, dass sie richtig sind. Alleine zum Thema Kindererziehung kann <text:tab/>niemand sagen was der richtige Weg ist, weil jeder Mensch, jedes Kind, <text:tab/>unterschiedlich ist. Weg A kann bei Kind x funktionieren, um ein Ziel z zu erreichen, <text:tab/>aber bei Kind y funktioniert es nicht. Ein Psychologe könnte auf die Idee kommen <text:tab/>die Zusammenhänge bei Kind A mit UniSim zu veranschaulichen. Eine UniSim-<text:tab/>Datei kann ohne Probleme geladen werden, und somit ein bestehendes UniSim-<text:tab/>Projekt ergänzen. <text:span text:style-name="T51">Ein anderer Psychologe hat ebenfalls ein Modell für Kind B <text:tab/>entwickelt. Schon wird die Simulation für Weg A genauer. </text:span>Die Welt könnte ein <text:tab/>Wissen nicht in Form einer Wiki anhäufen, sondern in Form <text:s/>einzelner Simulations-<text:tab/>Module, die beliebig kombinierbar sind. <text:tab/>Sollte die Rechenpower reichen, könnten <text:tab/>wir so die Welt oder Teile von ihr <text:tab/>simulieren und in die Zukunft schauen. </text:p>
      <text:list text:continue-numbering="true" text:style-name="L1">
        <text:list-header>
          <text:p text:style-name="P73"/>
        </text:list-header>
        <text:list-item>
          <text:p text:style-name="P74">Ein neues Konzept hinzufügen</text:p>
        </text:list-item>
      </text:list>
      <text:p text:style-name="P3"/>
      <text:p text:style-name="P14"><text:span text:style-name="T1">new</text:span> concept &lt;concept-name&gt; &lt;options&gt; oder <text:span text:style-name="T1">new</text:span> c &lt;concept-name&gt; &lt;options&gt;</text:p>
      <text:p text:style-name="P14">oder <text:span text:style-name="T1">nc</text:span> &lt;concept-name&gt; &lt;options&gt;</text:p>
      <text:p text:style-name="P8"/>
      <text:p text:style-name="P14">Erstellt ein neues Konzept mit dem Namen &lt;concept-name&gt;. Wenn bereits ein Konzept mit diesem Namen existiert wird kein neues Konzept erzeugt. <text:span text:style-name="T35">Ein neuer Konzeptname muss sich von allen möglichen Optionen und allen existierenden Konzepten unterscheiden. Der Konzeptname darf keinen „.“ (Punkt) enthalten.</text:span></text:p>
      <text:p text:style-name="P8"/>
      <text:p text:style-name="P8">Alle möglichen Optionen entnehmen Sie bitte dem Abschnitt</text:p>
      <text:p text:style-name="P8">„Werte und Einstellungen (flags) von Konzepten ändern“</text:p>
      <text:p text:style-name="P8"><text:soft-page-break/></text:p>
      <table:table table:name="Tabelle1" table:style-name="Tabelle1">
        <table:table-column table:style-name="Tabelle1.A"/>
        <table:table-row>
          <table:table-cell table:style-name="Tabelle1.A1" office:value-type="string">
            <text:p text:style-name="P48">Beispiele:</text:p>
            <text:p text:style-name="P48">nc Schatzkammer</text:p>
            <text:p text:style-name="P58">erstellt ein neues Konzept mit dem Namen Schatzkammer</text:p>
            <text:p text:style-name="P58">und Default-Werten („print Schatzkammer“ zeigt alle Einstellungen an)</text:p>
            <text:p text:style-name="P58"/>
            <text:p text:style-name="P35">nc Wirtschaft start sv:1000</text:p>
            <text:p text:style-name="P58">erstellt ein neues Konzept mit dem Namen Wirtschaft. Dieses Konzept wird ein Einstiegspunkt der Simulation sein. Zu Beginn der Simulation wird der Wert von Wirtschaft auf 1000 gesetzt.</text:p>
            <text:p text:style-name="P58">Nähere Informationen zu den Optionen sehen Sie im Abschnitt „Werte und Einstellungen von Konzepten ändern“</text:p>
          </table:table-cell>
        </table:table-row>
      </table:table>
      <text:p text:style-name="P8"/>
      <text:p text:style-name="P3"/>
      <text:list text:continue-numbering="true" text:style-name="L1">
        <text:list-item>
          <text:p text:style-name="P77">Eine neue Relation hinzufügen</text:p>
        </text:list-item>
      </text:list>
      <text:p text:style-name="P20"/>
      <text:p text:style-name="P14"><text:span text:style-name="T1">new</text:span> relation &lt;source-concept-name&gt; &lt;target-concept-name&gt; &lt;options&gt;</text:p>
      <text:p text:style-name="P14">oder </text:p>
      <text:p text:style-name="P14"><text:span text:style-name="T1">new</text:span> r <text:s/>&lt;source-concept-name&gt; &lt;target-concept-name&gt; &lt;options&gt;</text:p>
      <text:p text:style-name="P14">oder</text:p>
      <text:p text:style-name="P14"><text:span text:style-name="T1">nr </text:span>&lt;source-concept-name&gt; &lt;target-concept-name&gt; &lt;options&gt;</text:p>
      <text:p text:style-name="P8"/>
      <text:p text:style-name="P14">Erzeugt eine neue Relation (standardmäßig vom Typ percent) und speichert diese in der Relationsliste des Quell-Konzeptes (source-concept). Wenn die angegebenen Konzepte nicht existieren, so werden diese automatisch mit den default Werten angelegt.</text:p>
      <text:p text:style-name="P8"/>
      <text:p text:style-name="P14">Optionen:</text:p>
      <text:p text:style-name="P14"><text:span text:style-name="T39">+</text:span><text:span text:style-name="T43"><text:tab/></text:span>Relation<text:span text:style-name="T52">s-T</text:span>yp Add: <text:span text:style-name="T52">Ziel.Wert = Ziel.Wert + Relations.Wert</text:span></text:p>
      <text:p text:style-name="P14"/>
      <text:p text:style-name="P14">-<text:span text:style-name="T40"><text:tab/></text:span>Relation<text:span text:style-name="T52">s-Typ</text:span> Minus: <text:span text:style-name="T52">Ziel.Wert = Ziel.Wert + –Relations.Wert</text:span></text:p>
      <text:p text:style-name="P14"/>
      <text:p text:style-name="P14">*<text:tab/><text:span text:style-name="T40">Relation</text:span><text:span text:style-name="T42">s-T</text:span><text:span text:style-name="T40">yp Multiply:</text:span><text:span text:style-name="T41"> </text:span><text:span text:style-name="T42">Ziel.Wert = Ziel.Wert + (Quell.Wert * Relations.Wert)</text:span></text:p>
      <text:p text:style-name="P14"/>
      <text:p text:style-name="P14"><text:span text:style-name="T40">/<text:tab/></text:span>Relation<text:span text:style-name="T53">s-</text:span>Typ Divide: <text:span text:style-name="T53">Ziel.Wert = Ziel.Wert + (Quell.Wert / Relations.Wert)</text:span></text:p>
      <text:p text:style-name="P14"/>
      <text:p text:style-name="P8"><text:span text:style-name="T22">%<text:tab/>Relation</text:span><text:span text:style-name="T24">s.</text:span><text:span text:style-name="T22">Typ Percent: Eine Relation ist stardar</text:span><text:span text:style-name="T23">t</text:span><text:span text:style-name="T22">mäßig von diesem Typ (% <text:tab/>muss nicht angegeben werden)</text:span></text:p>
      <text:p text:style-name="P8"><text:span text:style-name="T22"><text:tab/></text:span><text:span text:style-name="T24">Ziel.Wert = Ziel.Wert + (Quell.Wert / 100 * Relations.Wert)</text:span></text:p>
      <text:p text:style-name="P21"/>
      <text:p text:style-name="P21"/>
      <table:table table:name="Tabelle2" table:style-name="Tabelle2">
        <table:table-column table:style-name="Tabelle2.A"/>
        <table:table-row>
          <table:table-cell table:style-name="Tabelle2.A1" office:value-type="string">
            <text:p text:style-name="P48">Beispiele:</text:p>
            <text:p text:style-name="P48">nr Schatzkammer Wirtschaft</text:p>
            <text:p text:style-name="P58">erstellt eine neue Percent-Relation von Schatzkammer zu Wirtschaft mit Default-Werten </text:p>
            <text:p text:style-name="P58">(„print Schatzkammer 1“ zeigt alle Einstellungen dieser Relation an)</text:p>
            <text:p text:style-name="P58"/>
            <text:p text:style-name="P35">nr Schatzkammer Wirtschaft <text:span text:style-name="T39">+</text:span> move dynamic</text:p>
            <text:p text:style-name="P58">erstellt eine neue Add-Relation von Schatzkammer zu Wirtschaft. Durch „dynamic“ wird der Value der Relation vor der Berechnung auf den Wert der Schatzkammer gesetzt. Durch „move“ wird die Eigenschaft „move“ auf false gesetzt (standardmäßig auf true). Der Wert wird also nicht mehr von der Schatzkammer abgezogen.</text:p>
            <text:p text:style-name="P58">Die Relation macht also nichts anderes, als den kompletten „Inhalt“ von der Schatzkammer auf die Wirtschaft draufzuaddieren.</text:p>
            <text:p text:style-name="P58"/>
            <text:p text:style-name="P35"><text:soft-page-break/>nr Schatzkammer Wirtschaft v:100</text:p>
            <text:p text:style-name="P58">macht genau das gleiche wie die vorherige Relation, allerdings wird der berechnete Wert auch von der Schatzkammer abgezogen, weil move standardmäßig true ist. Da der Typ der Relation nicht näher bestimmt wurde, wird standardmäßig eine Percent-Relation erstellt. Es wird also 100% von der Schatzkammer zur Wirtschaft verschoben.</text:p>
          </table:table-cell>
        </table:table-row>
      </table:table>
      <text:p text:style-name="P21"/>
      <text:p text:style-name="P21"/>
      <text:list text:continue-numbering="true" text:style-name="L1">
        <text:list-item>
          <text:p text:style-name="P77">Werte und Einstellungen (flags) von Konzepten ändern</text:p>
        </text:list-item>
      </text:list>
      <text:p text:style-name="P18"/>
      <text:p text:style-name="P8"><text:span text:style-name="T1">set</text:span> &lt;conceptname&gt; &lt;changes&gt;</text:p>
      <text:p text:style-name="P8"><text:tab/>verändert ein Konzept mit den in <text:span text:style-name="T18">&lt;changes&gt;</text:span> gemachten Angaben</text:p>
      <text:p text:style-name="P8"/>
      <text:p text:style-name="P8"><text:span text:style-name="T18">&lt;changes&gt;</text:span> werden wie die Optionen beim Erstellen eines neuen Konzeptes angegeben:</text:p>
      <text:p text:style-name="P8"/>
      <text:p text:style-name="P12"><text:span text:style-name="T1">add:</text:span>&lt;double&gt; oder <text:span text:style-name="T1">a:</text:span>&lt;double&gt;</text:p>
      <text:p text:style-name="P12"><text:tab/>addiert den angegebenen Wert zum Wert (value) des Konzeptes</text:p>
      <text:p text:style-name="P8"/>
      <text:p text:style-name="P8"><text:span text:style-name="T1">value:</text:span>&lt;double&gt; oder <text:span text:style-name="T1">val:</text:span>&lt;double&gt; oder <text:span text:style-name="T1">v:</text:span>&lt;double&gt;</text:p>
      <text:p text:style-name="P8"><text:tab/>setzt den Wert des Konzeptes</text:p>
      <text:p text:style-name="P8"/>
      <text:p text:style-name="P8"><text:span text:style-name="T1">startValue:</text:span>&lt;double&gt; oder<text:span text:style-name="T1"> startVal:</text:span>&lt;double&gt; oder <text:span text:style-name="T1">sv:</text:span>&lt;double&gt;</text:p>
      <text:p text:style-name="P8"><text:tab/>Vor dem Start der Simulation wird der Wert jedes Konzeptes auf den Start-<text:tab/>Wert (startValue) gesetzt.</text:p>
      <text:p text:style-name="P8"/>
      <text:p text:style-name="P18">start</text:p>
      <text:p text:style-name="P8"><text:tab/>verändert <text:span text:style-name="T18">startingConcept</text:span> zu true oder false. <text:span text:style-name="T18">startingConcept</text:span> sagt aus ob <text:tab/>das Konzept ein Start-Konzept bzw. Einstiegspunkt der Simulation ist.</text:p>
      <text:p text:style-name="P8"/>
      <text:p text:style-name="P8"><text:span text:style-name="T1">start:</text:span>true</text:p>
      <text:p text:style-name="P8"><text:tab/>setzt <text:span text:style-name="T18">startingConcept</text:span> auf true</text:p>
      <text:p text:style-name="P8"/>
      <text:p text:style-name="P8"><text:span text:style-name="T1">start:</text:span>false</text:p>
      <text:p text:style-name="P8"><text:tab/>setzt <text:span text:style-name="T18">startingConcept</text:span> auf false</text:p>
      <text:p text:style-name="P8"/>
      <text:p text:style-name="P19">stop</text:p>
      <text:p text:style-name="P10"><text:tab/>verändert <text:span text:style-name="T18">st</text:span><text:span text:style-name="T19">op</text:span><text:span text:style-name="T20">ping</text:span><text:span text:style-name="T18">Concept</text:span> zu true oder false. <text:span text:style-name="T55">stopping</text:span><text:span text:style-name="T18">Concept</text:span> sagt aus, ob <text:tab/>das Konzept ein <text:span text:style-name="T54">Stop</text:span>-Konzept <text:span text:style-name="T54">ist </text:span>bzw. <text:span text:style-name="T54">die </text:span>Simulation <text:span text:style-name="T54">beendet.</text:span></text:p>
      <text:p text:style-name="P10"/>
      <text:p text:style-name="P10"><text:span text:style-name="T1">st</text:span><text:span text:style-name="T5">op</text:span><text:span text:style-name="T1">:</text:span>true</text:p>
      <text:p text:style-name="P10"><text:tab/>setzt <text:span text:style-name="T18">st</text:span><text:span text:style-name="T19">op</text:span><text:span text:style-name="T20">ping</text:span><text:span text:style-name="T18">Concept</text:span> auf true</text:p>
      <text:p text:style-name="P10"/>
      <text:p text:style-name="P10"><text:span text:style-name="T1">st</text:span><text:span text:style-name="T5">op</text:span><text:span text:style-name="T1">:</text:span>false</text:p>
      <text:p text:style-name="P8"/>
      <table:table table:name="Tabelle14" table:style-name="Tabelle14">
        <table:table-column table:style-name="Tabelle14.A"/>
        <table:table-row>
          <table:table-cell table:style-name="Tabelle14.A1" office:value-type="string">
            <text:p text:style-name="P66">Aufgabe: Es soll von Konzept one 50% auf Konzept two übertragen werden. Danach soll die Simulation angehalten werden.</text:p>
            <text:p text:style-name="P53"/>
            <text:p text:style-name="P54">nc one start sv:20</text:p>
            <text:p text:style-name="P45">nr one two v:50</text:p>
            <text:p text:style-name="P46">nc three stop zero</text:p>
            <text:p text:style-name="P45"><text:soft-page-break/>nr one three mf</text:p>
            <text:p text:style-name="P66">Erstelle das Startkonzept one mit einem Startwert von 20.</text:p>
            <text:p text:style-name="P66">Übertrage 50% von one nach two.</text:p>
            <text:p text:style-name="P66">Danach gehe zu dem <text:span text:style-name="T56">Stop-K</text:span>onzept three, das auch dann verarbeitet werden soll, wenn nichts verändert wird (zero). Es soll dabei auch nichts verschoben werden (mf).</text:p>
          </table:table-cell>
        </table:table-row>
      </table:table>
      <text:p text:style-name="P11"/>
      <text:p text:style-name="P8"><text:span text:style-name="T1">repetitive</text:span> oder <text:span text:style-name="T1">rep</text:span></text:p>
      <text:p text:style-name="P8"><text:tab/>verändert die Einstellung <text:span text:style-name="T18">repetitive</text:span> auf true oder false. repetitive sagt aus, ob <text:tab/>ein Konzept mehrmals in der Bearbeitungsliste (<text:span text:style-name="T18">workingQueue</text:span>) vorhanden <text:tab/>sein darf</text:p>
      <text:p text:style-name="P8"><text:tab/></text:p>
      <text:p text:style-name="P8"><text:span text:style-name="T1">repetitive:</text:span>true oder <text:span text:style-name="T1">rep:</text:span>true</text:p>
      <text:p text:style-name="P8"><text:tab/>setzt <text:span text:style-name="T18">repetitive</text:span> auf true<text:tab/></text:p>
      <text:p text:style-name="P8"/>
      <text:p text:style-name="P8"><text:span text:style-name="T1">repetitive:</text:span>false oder <text:span text:style-name="T1">rep:</text:span>false</text:p>
      <text:p text:style-name="P8"><text:tab/>setzt <text:span text:style-name="T18">repetitive</text:span> auf false</text:p>
      <text:p text:style-name="P8"/>
      <text:p text:style-name="P8">So wie die -start- und -repetitive-Option funktionieren auch:</text:p>
      <text:p text:style-name="P8"/>
      <text:p text:style-name="P18">resetOne</text:p>
      <text:p text:style-name="P8"><text:tab/>sagt aus, ob die Schwellwerte nach einer verarbeiteten Relation auf 0 <text:tab/>zurückgesetzt werden sollen</text:p>
      <text:p text:style-name="P8"/>
      <text:p text:style-name="P18">resetMax</text:p>
      <text:p text:style-name="P8"><text:tab/>sagt aus, ob die Schwellwerte zurückgesetzt werden sollen, wenn soviele <text:tab/>Relationen aktiv waren, wie maximal bei dem Konzept ankommen</text:p>
      <text:p text:style-name="P8"/>
      <text:p text:style-name="P18">resetAll</text:p>
      <text:p text:style-name="P8"><text:tab/>sagt aus, ob die Schwellwerte zurückgesetzt werden sollen, sobald alle <text:tab/>Relationen mindestens einmal aktiv waren</text:p>
      <text:p text:style-name="P8"><text:tab/>(noch nicht implementiert)</text:p>
      <text:p text:style-name="P8"/>
      <text:p text:style-name="P8">Nur eine der reset-Einstellungen kann true sein. Die anderen werden automatisch auf false gesetzt.</text:p>
      <text:p text:style-name="P8"/>
      <text:p text:style-name="P18">noreset oder reset:none</text:p>
      <text:p text:style-name="P8"><text:tab/>setzt alle reset-Einstellungen auf false oder mit anderen Worten: die <text:tab/>Schwellwerte werden niemals zurückgesetzt</text:p>
      <text:p text:style-name="P8"/>
      <text:p text:style-name="P18">input</text:p>
      <text:p text:style-name="P8"><text:tab/>Wenn true, dann wird das Konzept als Input-Konzept behandelt. Dies führt <text:tab/>dazu, <text:tab/>dass, sobald der Wert des Konzeptes verändert wird (von x auf x <text:tab/>setzen gilt auch als Veränderung), dass das Konzept mit der <text:tab/>entsprechenden Priorität in die workingQueue eingereiht wird.</text:p>
      <text:p text:style-name="P8"/>
      <text:p text:style-name="P18">priority</text:p>
      <text:p text:style-name="P8"><text:tab/>kann <text:span text:style-name="T1">„high“</text:span> oder <text:span text:style-name="T1">„low“</text:span> sein. Dies sagt aus, dass das Konzept am Anfang <text:tab/>der workingQueue eingereiht wird („high“) oder am Ende („low“).</text:p>
      <text:p text:style-name="P22"/>
      <text:p text:style-name="P22"/>
      <text:p text:style-name="P22"><text:soft-page-break/></text:p>
      <table:table table:name="Tabelle3" table:style-name="Tabelle3">
        <table:table-column table:style-name="Tabelle3.A"/>
        <table:table-row>
          <table:table-cell table:style-name="Tabelle3.A1" office:value-type="string">
            <text:p text:style-name="P48">Beispiele:</text:p>
            <text:p text:style-name="P48">set Schatzkammer input resetOne</text:p>
            <text:p text:style-name="P57">Das Konzept Schatzkammer muss vorher erstellt worden sein. Da wir wissen, dass die Default-Werte für input und resetOne auf false stehen und wir die Werte nun auf true haben wollen, brauchen wir sie nur zu nennen ohne eine nähere Angabe zu machen</text:p>
            <text:p text:style-name="P58"/>
            <text:p text:style-name="P35">set Schatzkammer Wirtschaft input:true resetOne:true</text:p>
            <text:p text:style-name="P57">Macht genau dasselbe wie das erste Beispiel. Sollte jedoch zuerst diese Anweisung ausgeführt werden und dann die 1. so stehen danach input und resetOne auf false.</text:p>
          </table:table-cell>
        </table:table-row>
      </table:table>
      <text:p text:style-name="P22"/>
      <text:list text:continue-numbering="true" text:style-name="L1">
        <text:list-item>
          <text:p text:style-name="P77">Werte und Einstellungen (flags) von Relationen ändern</text:p>
        </text:list-item>
      </text:list>
      <text:p text:style-name="P17"/>
      <text:p text:style-name="P8"><text:span text:style-name="T1">set</text:span> &lt;conceptname&gt; &lt;relationindex&gt; &lt;changes&gt;</text:p>
      <text:p text:style-name="P8"><text:tab/>verändert eine Relation mit den in &lt;changes&gt; gemachten Angaben</text:p>
      <text:p text:style-name="P8"><text:tab/>Ob ein Konzept ode<text:span text:style-name="T58">r</text:span> reine Relation geändert werden soll hängt von der <text:tab/>Angabe eines &lt;relationindex&gt; ab. Wird kein &lt;relationindex&gt; angegeben so <text:tab/>wird ein Konzept verändert.</text:p>
      <text:p text:style-name="P8"><text:tab/></text:p>
      <text:p text:style-name="P8">&lt;changes&gt; werden wie die Optionen beim Erstellen einer neuen Relation angegeben:</text:p>
      <text:p text:style-name="P8"/>
      <text:p text:style-name="P8"><text:span text:style-name="T1">value:</text:span>&lt;double&gt; oder <text:span text:style-name="T1">val:</text:span>&lt;double&gt; oder<text:span text:style-name="T1"> v:</text:span>&lt;double&gt;</text:p>
      <text:p text:style-name="P8"><text:tab/>verändert den Wert einer Relation der für die Berechnung wichtig ist.</text:p>
      <text:p text:style-name="P8"><text:tab/>Beispiel: eine Percent-Relation mit value=50 sorgt dafür, das 50% vom Wert <text:tab/>des Quell-Konzeptes auf das Ziel-Konzept drauf-addiert werden.</text:p>
      <text:p text:style-name="P8"/>
      <text:p text:style-name="P14"><text:span text:style-name="T1">calcSource:</text:span>&lt;concept-name&gt; oder <text:span text:style-name="T1">cs:</text:span>&lt;concept-name&gt;</text:p>
      <text:p text:style-name="P70"><text:span text:style-name="T9"><text:tab/>die Quelle auf die die Berechnungen Bezug nehmen, kann ein beliebiges <text:tab/>Konzept sein. Standardmäßig ist die „</text:span><text:span text:style-name="T14">calculationSource</text:span><text:span text:style-name="T9">“</text:span><text:span text:style-name="T9"><text:note text:id="ftn1" text:note-class="footnote"><text:note-citation>1</text:note-citation><text:note-body><text:p text:style-name="Footnote">calculationSource ist die Quelle, auf die sich die Berechnungen einer Relation beziehen</text:p></text:note-body></text:note></text:span><text:span text:style-name="T9"> das Quell-Konzept. <text:tab/>Wenn die angegebene calculationSource nicht existiert wird ein neues <text:tab/>Konzept dafür angelegt.</text:span></text:p>
      <text:p text:style-name="P14"/>
      <text:p text:style-name="P70"><text:span text:style-name="T10">dynamic</text:span><text:span text:style-name="T9"> oder </text:span><text:span text:style-name="T10">dyn</text:span><text:span text:style-name="T9"> </text:span><text:span text:style-name="T15">(nicht case sensitive)</text:span></text:p>
      <text:p text:style-name="P14"><text:tab/>dies bewirkt, das vor der Berechnung der Wert der Relation auf den Wert der <text:tab/>calculationSource gesetzt wird.</text:p>
      <text:p text:style-name="P14"/>
      <text:p text:style-name="P70"><text:span text:style-name="T10">move</text:span><text:span text:style-name="T9"> </text:span><text:span text:style-name="T15">(nicht case sensitive)</text:span></text:p>
      <text:p text:style-name="P14"><text:tab/>dies bewirkt, das bei einer Berechnung der Relation der Wert, der dem <text:tab/>Target hinzugefügt wird, von der Source abgezogen wird. Standardmäßig ist <text:tab/>der Wert auf true.</text:p>
      <text:p text:style-name="P14"/>
      <text:p text:style-name="P14"><text:span text:style-name="T1">threshold:</text:span>&lt;double&gt; oder <text:span text:style-name="T1">thr:</text:span>&lt;double&gt;</text:p>
      <text:p text:style-name="P28"><text:tab/><text:tab/><text:span text:style-name="T26">Dieser Wert muss erreicht werden, damit eine Relation aktiv wird. Ist dieser <text:tab/><text:tab/>Wert = 0, dann ist die Relation immer aktiv. Mit den Einstellungen <text:tab/></text:span><text:span text:style-name="T28">relationCount</text:span><text:span text:style-name="T26">, </text:span><text:span text:style-name="T28">positiveThreshold</text:span><text:span text:style-name="T26"> und </text:span><text:span text:style-name="T28">negativeThreshold</text:span><text:span text:style-name="T26"> können Sie näher <text:tab/>bestimmen welche Threshold-Werte erreicht werden müssen.</text:span></text:p>
      <text:p text:style-name="P9"/>
      <text:p text:style-name="P28"><text:span text:style-name="T26"><text:tab/></text:span><text:span text:style-name="T31">relationCount</text:span><text:span text:style-name="T26"> oder </text:span><text:span text:style-name="T31">relCount</text:span><text:span text:style-name="T26"> oder </text:span><text:span text:style-name="T31">rc</text:span></text:p>
      <text:p text:style-name="P9"><text:soft-page-break/><text:tab/><text:tab/>Vergleicht den threshold mit der Anzahl an Relationen die beim Quell-<text:tab/><text:tab/><text:tab/>Konzept bisher eingegangen sind, um zu entscheiden ob die Relation aktiv <text:tab/><text:tab/>wird</text:p>
      <text:p text:style-name="P9"/>
      <text:p text:style-name="P28"><text:span text:style-name="T26"><text:tab/></text:span><text:span text:style-name="T31">positiveThreshold</text:span><text:span text:style-name="T26"> oder </text:span><text:span text:style-name="T31">posThr</text:span><text:span text:style-name="T26"> oder </text:span><text:span text:style-name="T31">pt</text:span></text:p>
      <text:p text:style-name="P28"><text:span text:style-name="T31"><text:tab/><text:tab/></text:span><text:span text:style-name="T26">Vergleicht den threshold mit dem Wert aller beim Quell-Konzept <text:tab/><text:tab/><text:tab/><text:tab/>eingegangenen positiven Werte, um zu entscheiden, ob die Relation aktiv <text:tab/><text:tab/>wird</text:span></text:p>
      <text:p text:style-name="P9"/>
      <text:p text:style-name="P28"><text:span text:style-name="T31"><text:tab/>negativeThreshold</text:span><text:span text:style-name="T26"> oder </text:span><text:span text:style-name="T31">negThr</text:span><text:span text:style-name="T26"> oder </text:span><text:span text:style-name="T31">nt</text:span></text:p>
      <text:p text:style-name="P28"><text:span text:style-name="T31"><text:tab/><text:tab/></text:span><text:span text:style-name="T26">Vergleicht den threshold mit dem Wert aller beim Quell-Konzept <text:tab/><text:tab/><text:tab/><text:tab/>eingegangenen negativen Werte, um zu entscheiden, ob die Relation aktiv <text:tab/><text:tab/>wird</text:span></text:p>
      <text:p text:style-name="P28"/>
      <text:p text:style-name="P28"><text:tab/><text:span text:style-name="T31">dynamicThreshold </text:span><text:span text:style-name="T26">oder </text:span><text:span text:style-name="T31">dynThr</text:span><text:span text:style-name="T26"> oder </text:span><text:span text:style-name="T31">dt</text:span></text:p>
      <text:p text:style-name="P28"><text:span text:style-name="T31"><text:tab/><text:tab/></text:span><text:span text:style-name="T26">gibt an, dass der Threshold (Schwellwert) veränderbar ist. Dieser wird vor <text:tab/><text:tab/>der Berechnung an eine bestimmte Quelle angepasst.</text:span></text:p>
      <text:p text:style-name="P9"><text:tab/><text:tab/>(noch nicht implementiert)</text:p>
      <text:p text:style-name="P9"/>
      <text:p text:style-name="P9"><text:tab/><text:span text:style-name="T1">active</text:span><text:span text:style-name="T2">Condition:</text:span><text:span text:style-name="T36">&lt;option&gt;</text:span> oder <text:span text:style-name="T2">actCond:</text:span><text:span text:style-name="T36">&lt;option&gt; oder </text:span><text:span text:style-name="T2">ac</text:span><text:span text:style-name="T36">&lt;option&gt;</text:span></text:p>
      <text:p text:style-name="P9"><text:tab/><text:tab/><text:span text:style-name="T37">&lt;option&gt; can be &lt;, &lt;=, =, =&gt;, &gt;</text:span></text:p>
      <text:p text:style-name="P9"><text:tab/><text:tab/><text:span text:style-name="T37">Womit der Threshold verglichen wird, kann eingestellt werden. Voreingestellt <text:tab/><text:tab/>ist relCount – das heißt, dass das Quell-Concept die eingehenden Relationen <text:tab/><text:tab/>zählt.</text:span></text:p>
      <text:p text:style-name="P9"><text:tab/><text:tab/><text:span text:style-name="T3">&lt;</text:span><text:span text:style-name="T37"> : die Relation ist aktiv bis der Threshold erreicht wird</text:span></text:p>
      <text:p text:style-name="P9"><text:tab/><text:tab/><text:span text:style-name="T3">&lt;=</text:span><text:span text:style-name="T37"> oder </text:span><text:span text:style-name="T3">=&lt;</text:span><text:span text:style-name="T37">: die Relation ist aktiv bis der Threshold erreicht wird oder gleich <text:tab/><text:tab/><text:tab/><text:tab/>ist</text:span></text:p>
      <text:p text:style-name="P9"><text:tab/><text:tab/><text:span text:style-name="T3">=</text:span><text:span text:style-name="T37"> : die Relation ist aktiv wenn relCount = dem Threshold ist</text:span></text:p>
      <text:p text:style-name="P9"><text:tab/><text:tab/><text:span text:style-name="T4">&gt;</text:span><text:span text:style-name="T3">= </text:span><text:span text:style-name="T4">oder =&gt;</text:span><text:span text:style-name="T37"> : wie &lt;= nur anders herum</text:span></text:p>
      <text:p text:style-name="P9"><text:tab/><text:tab/><text:span text:style-name="T3">&gt;</text:span><text:span text:style-name="T37"> : die Relation ist aktiv wenn relCount größer Threshold ist</text:span></text:p>
      <text:p text:style-name="P9"/>
      <table:table table:name="Tabelle4" table:style-name="Tabelle4">
        <table:table-column table:style-name="Tabelle4.A"/>
        <table:table-row>
          <table:table-cell table:style-name="Tabelle4.A1" office:value-type="string">
            <text:p text:style-name="P48">Beispiele:</text:p>
            <text:p text:style-name="P48">set Schatzkammer 1 move:false dynamic:false</text:p>
            <text:p text:style-name="P57">Die Relation muss vorher erstellt worden sein, um sie verändern zu können.</text:p>
            <text:p text:style-name="P57">Verändert die Relation mit der ID = 1, die von der Schatzkammer kommt. Move und dynamic werden auf false gesetzt.</text:p>
            <text:p text:style-name="P58"/>
            <text:p text:style-name="P35">set Schatzkammer 2 calcSource:Wirtschaft move:true v:100</text:p>
            <text:p text:style-name="P57">Die Relation mit der ID = 2 wird nun 100% von der Wirtschaft zur Wirtschaft verschieben. Ausgelöst wird die Relation aber immernoch von der Schatzkammer.</text:p>
          </table:table-cell>
        </table:table-row>
      </table:table>
      <text:p text:style-name="P9"/>
      <text:p text:style-name="P9"/>
      <text:list text:continue-numbering="true" text:style-name="L1">
        <text:list-item>
          <text:p text:style-name="P77">Infos anzeigen lassen</text:p>
        </text:list-item>
      </text:list>
      <text:p text:style-name="P18"/>
      <text:p text:style-name="P8"><text:span text:style-name="T1">print</text:span> &lt;object&gt;</text:p>
      <text:p text:style-name="P8"/>
      <text:p text:style-name="P8">&lt;object&gt; kann folgende Angabe haben:</text:p>
      <text:p text:style-name="P8"><text:tab/></text:p>
      <text:p text:style-name="P8"><text:tab/><text:span text:style-name="T6">c:</text:span>&lt;conceptname&gt;</text:p>
      <text:p text:style-name="P8"><text:tab/><text:tab/>das entsprechende Konzept wird angezeigt</text:p>
      <text:p text:style-name="P8"><text:tab/></text:p>
      <text:p text:style-name="P8"><text:soft-page-break/><text:tab/><text:span text:style-name="T6">c:</text:span>&lt;conceptname&gt;<text:span text:style-name="T1">.</text:span>&lt;relation-id&gt;</text:p>
      <text:p text:style-name="P8"><text:tab/><text:tab/>die Relation mit der &lt;relation-id&gt; wird angezeigt</text:p>
      <text:p text:style-name="P8"><text:tab/></text:p>
      <text:p text:style-name="P8"><text:tab/>queue</text:p>
      <text:p text:style-name="P8"><text:tab/><text:tab/>alle Konzepte in der workingQueue werden angezeigt</text:p>
      <text:p text:style-name="P8"><text:tab/></text:p>
      <text:p text:style-name="P8"><text:tab/>start</text:p>
      <text:p text:style-name="P8"><text:tab/><text:tab/>alle Konzepte die als Start-Konzept markiert sind werden angezeigt</text:p>
      <text:p text:style-name="P8"/>
      <text:p text:style-name="P8"/>
      <text:p text:style-name="P71"><text:span text:style-name="T12">list relations</text:span><text:span text:style-name="T11"> &lt;conceptname&gt; -long oder </text:span><text:span text:style-name="T12">lr </text:span><text:span text:style-name="T11">&lt;conceptname&gt; -long</text:span></text:p>
      <text:p text:style-name="P8"><text:tab/>Zeigt alle Relationen des angegebenen Konzeptes in einer kurzen Übersicht <text:tab/>an. Mit der Option „-long“ ist die Übersicht ausführlicher.</text:p>
      <text:p text:style-name="P8"/>
      <text:p text:style-name="P72"><text:span text:style-name="T13">list concepts</text:span><text:span text:style-name="T12"> oder </text:span><text:span text:style-name="T13">lc</text:span></text:p>
      <text:p text:style-name="P8"><text:tab/>zeigt alle Konzept-Namen in alphabetischer Reihenfolge</text:p>
      <text:p text:style-name="P8"/>
      <text:p text:style-name="P72"><text:span text:style-name="T13">list threads</text:span><text:span text:style-name="T12"> oder </text:span><text:span text:style-name="T13">lt</text:span></text:p>
      <text:p text:style-name="P8"><text:tab/>zeigt alive- oder dead-status aller Threads an</text:p>
      <text:p text:style-name="P8"/>
      <text:p text:style-name="P72"><text:span text:style-name="T13">list workers</text:span><text:span text:style-name="T12"> oder </text:span><text:span text:style-name="T13">lw</text:span></text:p>
      <text:p text:style-name="P8"><text:tab/>zeigt nähere Informationen zu den Workern an. Worker sind Arbeitsthreads, <text:tab/>die die Konzepte aus der workingQueue holen und verarbeiten, und somit die <text:tab/>Motoren der <text:tab/>Simulation sind</text:p>
      <text:p text:style-name="P21"/>
      <text:p text:style-name="P21"/>
      <text:p text:style-name="P21"/>
      <text:p text:style-name="P21"/>
      <text:list text:continue-numbering="true" text:style-name="L1">
        <text:list-item>
          <text:p text:style-name="P77">Sonstige Befehle</text:p>
        </text:list-item>
      </text:list>
      <text:p text:style-name="P18"/>
      <text:p text:style-name="P18">exit</text:p>
      <text:p text:style-name="P8"><text:tab/>beendet die Matrix und damit die Kommandozeile</text:p>
      <text:p text:style-name="P8"/>
      <text:p text:style-name="P18">run</text:p>
      <text:p text:style-name="P8"><text:tab/>startet die Simulation mit den Startwerten</text:p>
      <text:p text:style-name="P8"/>
      <text:p text:style-name="P18">stop</text:p>
      <text:p text:style-name="P8"><text:tab/>hält die Simulation an</text:p>
      <text:p text:style-name="P8"><text:tab/></text:p>
      <text:p text:style-name="P18">proceed</text:p>
      <text:p text:style-name="P18"><text:tab/><text:span text:style-name="T25">startet (fährt fort) die Simulation aber ohne die Startwerte zu setzen</text:span></text:p>
      <text:p text:style-name="P22"/>
      <text:p text:style-name="P28"><text:tab/><text:span text:style-name="T31">delete</text:span><text:span text:style-name="T26"> oder </text:span><text:span text:style-name="T31">del</text:span><text:span text:style-name="T26"> &lt;conceptname&gt; &lt;relation-id&gt;</text:span></text:p>
      <text:p text:style-name="P9"><text:tab/><text:tab/>Wenn eine relation -id angegeben wird, wird versucht die entsprechende <text:tab/><text:tab/><text:tab/>Relation des angegebenen Konzeptes zu löschen.</text:p>
      <text:p text:style-name="P9"><text:tab/><text:tab/>Ansonsten wird das angegebene Konzept gelöscht.</text:p>
      <text:p text:style-name="P22"/>
      <text:p text:style-name="P28"><text:tab/><text:span text:style-name="T31">clear </text:span><text:span text:style-name="T26">oder</text:span><text:span text:style-name="T31"> delete:all</text:span></text:p>
      <text:p text:style-name="P9"><text:tab/><text:tab/>löscht alle Konzepte und Relationen</text:p>
      <text:p text:style-name="P22"><text:soft-page-break/></text:p>
      <text:p text:style-name="P9"><text:tab/><text:span text:style-name="T1">load </text:span>&lt;filename&gt; add</text:p>
      <text:p text:style-name="P9"><text:tab/><text:tab/>lädt einen Simulationsfile und versucht die einzelnen Zeilen auszuführen. <text:tab/><text:tab/>Wenn -add weggelassen wird, werden alle bisher erzeug<text:span text:style-name="T38">t</text:span>en Konzepte und <text:tab/><text:tab/>Relationen vorher gelöscht. Andernfalls, wird die Simulation angehalten und <text:tab/><text:tab/>es wird versucht die Konzepte und Relationen aus dem File den <text:tab/><text:tab/><text:tab/><text:tab/>bestehenden hinzuzufügen.</text:p>
      <text:p text:style-name="P9"/>
      <text:p text:style-name="P9"><text:tab/><text:span text:style-name="T7">workers</text:span><text:span text:style-name="T60"> &lt;number&gt;</text:span></text:p>
      <text:p text:style-name="P9"><text:tab/><text:tab/><text:span text:style-name="T60">Anzahl der Worker-Threads einstellen. Benutzen Sie einen Worker, um <text:tab/><text:tab/><text:tab/>bei Berechnungen richtige Ergebnisse zu erhalten</text:span></text:p>
      <text:p text:style-name="P22"/>
      <text:list text:continue-numbering="true" text:style-name="L1">
        <text:list-item>
          <text:p text:style-name="P77">Vergleich UniSim mit Java-Code</text:p>
        </text:list-item>
      </text:list>
      <text:p text:style-name="P22"/>
      <text:p text:style-name="P28"><text:tab/>Beispiel 1:</text:p>
      <table:table table:name="Tabelle5" table:style-name="Tabelle5">
        <table:table-column table:style-name="Tabelle5.A"/>
        <table:table-row>
          <table:table-cell table:style-name="Tabelle5.A1" office:value-type="string">
            <text:p text:style-name="P55">Java-Code:</text:p>
            <text:p text:style-name="P48">Double Schatzkammer = 1000.0;</text:p>
            <text:p text:style-name="P35">Double Wirtschaft = 0.0;</text:p>
            <text:p text:style-name="P35">Wirtschaft += Schatzkammer;</text:p>
            <text:p text:style-name="P35">Schatzkammer = 0.0;</text:p>
            <text:p text:style-name="P57"/>
            <text:p text:style-name="P57">Der Inhalt der Schatzkammer wird zur Wirtschaft verschoben.</text:p>
          </table:table-cell>
        </table:table-row>
      </table:table>
      <text:p text:style-name="P22"/>
      <table:table table:name="Tabelle6" table:style-name="Tabelle6">
        <table:table-column table:style-name="Tabelle6.A"/>
        <table:table-row>
          <table:table-cell table:style-name="Tabelle6.A1" office:value-type="string">
            <text:p text:style-name="P55">UniSim-Code:</text:p>
            <text:p text:style-name="P35">nc Schatzkammer sv:1000 start</text:p>
            <text:p text:style-name="P35">nr Schatzkammer Wirtschaft v:100</text:p>
            <text:p text:style-name="P57"/>
            <text:p text:style-name="P57">Der Inhalt der Schatzkammer wird zur Wirtschaft verschoben. <text:span text:style-name="T45">Wenn die Relation auf ein Concept verweist, dass nicht existiert, wird es automatisch angelegt.</text:span></text:p>
          </table:table-cell>
        </table:table-row>
      </table:table>
      <text:p text:style-name="P22"/>
      <text:p text:style-name="P22"/>
      <text:p text:style-name="P28"><text:tab/>Beispiel 2:</text:p>
      <table:table table:name="Tabelle7" table:style-name="Tabelle7">
        <table:table-column table:style-name="Tabelle7.A"/>
        <table:table-row>
          <table:table-cell table:style-name="Tabelle7.A1" office:value-type="string">
            <text:p text:style-name="P55">Java-Code:</text:p>
            <text:p text:style-name="P56">Double Schatzkammer = 1000.0;</text:p>
            <text:p text:style-name="P47">Double Wirtschaft = 0.0;</text:p>
            <text:p text:style-name="P48">while(true)</text:p>
            <text:p text:style-name="P49">if (Schatzkammer != 0) {</text:p>
            <text:p text:style-name="P37">Wirtschaft += Schatzkammer;</text:p>
            <text:p text:style-name="P37">Schatzkammer = 0.0;</text:p>
            <text:p text:style-name="P36">}</text:p>
            <text:p text:style-name="P35">}</text:p>
            <text:p text:style-name="P57"/>
            <text:p text:style-name="P57">Immer wenn der Inhalt der Schatzkammer sich ändert wird der Betrag (hier auch negativ) zur Wirtschaft verschoben.</text:p>
          </table:table-cell>
        </table:table-row>
      </table:table>
      <text:p text:style-name="P22"/>
      <table:table table:name="Tabelle8" table:style-name="Tabelle8">
        <table:table-column table:style-name="Tabelle8.A"/>
        <table:table-row>
          <table:table-cell table:style-name="Tabelle8.A1" office:value-type="string">
            <text:p text:style-name="P55">UniSim-Code:</text:p>
            <text:p text:style-name="P35">nc Schatzkammer sv:1000 start input</text:p>
            <text:p text:style-name="P35">nr Schatzkammer Wirtschaft v:100</text:p>
            <text:p text:style-name="P57"/>
            <text:p text:style-name="P57"><text:soft-page-break/>Immer wenn der Inhalt der Schatzkammer sich ändert wird der Betrag (hier auch negativ) zur Wirtschaft verschoben. Die Schatzkammer kann man mit</text:p>
            <text:p text:style-name="P67">set Schatzkammer v:2000</text:p>
            <text:p text:style-name="P57">ändern.</text:p>
          </table:table-cell>
        </table:table-row>
      </table:table>
      <text:p text:style-name="P22"/>
      <text:p text:style-name="P22"/>
      <text:p text:style-name="P28"><text:tab/>Beispiel 3:</text:p>
      <table:table table:name="Tabelle9" table:style-name="Tabelle9">
        <table:table-column table:style-name="Tabelle9.A"/>
        <table:table-row>
          <table:table-cell table:style-name="Tabelle9.A1" office:value-type="string">
            <text:p text:style-name="P55">Java-Code:</text:p>
            <text:p text:style-name="P35">Double Schatzkammer = 0;</text:p>
            <text:p text:style-name="P35">for (int i = 0; i &lt; 5; i++) {</text:p>
            <text:p text:style-name="P36">Schatzkammer += 1000;</text:p>
            <text:p text:style-name="P35">}</text:p>
            <text:p text:style-name="P57"/>
            <text:p text:style-name="P57">5 mal soll 1000 in die Schatzkammer eingezahlt werden.</text:p>
          </table:table-cell>
        </table:table-row>
      </table:table>
      <text:p text:style-name="P22"/>
      <table:table table:name="Tabelle10" table:style-name="Tabelle10">
        <table:table-column table:style-name="Tabelle10.A"/>
        <table:table-row>
          <table:table-cell table:style-name="Tabelle10.A1" office:value-type="string">
            <text:p text:style-name="P55">UniSim-Code:</text:p>
            <text:p text:style-name="P35">nc Schatzkammer start</text:p>
            <text:p text:style-name="P35">nr Schatzkammer Schatzkammer <text:span text:style-name="T44">+</text:span> v:1000 thr:5 <text:span text:style-name="T44">ac&lt;</text:span> move</text:p>
            <text:p text:style-name="P57"/>
            <text:p text:style-name="P57"><text:span text:style-name="T4">+</text:span><text:span text:style-name="T1">:</text:span> es ist eine Relation die etwas addiert</text:p>
            <text:p text:style-name="P57"><text:span text:style-name="T1">v:1000:</text:span> es sollen immer 1000 <text:span text:style-name="T44">zur Schatzkammer</text:span> addiert werden</text:p>
            <text:p text:style-name="P57"><text:span text:style-name="T1">thr:5:</text:span> der Schwellwert wird auf 5 gesetzt</text:p>
            <text:p text:style-name="P57"><text:span text:style-name="T4">ac&lt;</text:span><text:span text:style-name="T1">:</text:span> bedeutet, dass die Relation solange aktiv ist, bis der Schwellwert erreicht wird, <text:span text:style-name="T44">hier solange <text:s text:c="6"/>relCount(Anzahl der eingehenden Relationen) kleiner dem Schwellwert ist</text:span></text:p>
            <text:p text:style-name="P57"><text:span text:style-name="T1">move:</text:span> da es auf true steht, setzen wir es durch move auf false, es soll ja nichts verschoben werden</text:p>
            <text:p text:style-name="P57"/>
            <text:p text:style-name="P57">Etwas schwieriger zu verstehen ist der Threshold, also Schritt für Schritt:</text:p>
            <text:p text:style-name="P57">1. Wir starten bei der Schatzkammer (start)</text:p>
            <text:p text:style-name="P57">2. Wir prüfen ob die definierten Relationen aktiv werden. Voreingestellt ist relationCount. Das bedeutet dass wir den Schwellwert mit der Anzahl der Relationen vergleichen, die beim Konzept eingegangen sind.</text:p>
            <text:p text:style-name="P57">Zu Beginn sind 0 Relationen bei der Schatzkammer angekommen. Damit der Schwellwert von 5 erreicht wird, müssen 5 Relationen (relationCount) bei der Schatzkammer eingetroffen sein. Dies ist nicht der Fall. Durch <text:span text:style-name="T59">ac&lt;</text:span> ist die Relation aktiv bis 5 Relationen bei der Schatzkammer angekommen sind.</text:p>
            <text:p text:style-name="P57">3. Der Schatzkammer werden 1000 hinzugefügt.</text:p>
            <text:p text:style-name="P57">4. Das Ziel der Relation ist wieder die Schatzkammer. Deshalb wird diese erneut betrachtet. Wir können also wieder bei 1. starten, bis wir 5 mal die Schatzkammer erreicht haben.</text:p>
          </table:table-cell>
        </table:table-row>
      </table:table>
      <text:p text:style-name="P22"/>
      <text:p text:style-name="P28"><text:tab/></text:p>
      <table:table table:name="Tabelle11" table:style-name="Tabelle11">
        <table:table-column table:style-name="Tabelle11.A"/>
        <table:table-row>
          <table:table-cell table:style-name="Tabelle11.A1" office:value-type="string">
            <text:p text:style-name="P55">UniSim-Code:</text:p>
            <text:p text:style-name="P35">nc Schatzkammer start sv:5000 <text:span text:style-name="T45">zero</text:span></text:p>
            <text:p text:style-name="P35">nr Schatzkammer Wirtschaft <text:span text:style-name="T45">+</text:span> v:1000 thr:5 <text:span text:style-name="T45">ac&lt;</text:span></text:p>
            <text:p text:style-name="P35">nr Schatzkammer Schatzkammer thr:5 <text:span text:style-name="T45">ac&lt;</text:span></text:p>
            <text:p text:style-name="P57"/>
            <text:p text:style-name="P57">Vorsicht! Hier sollen 5 mal 1000 zur Wirtschaft verschoben werden. Die 2. Relation dient dazu Schatzkammer erneut zu aktivieren. Entweder geben Sie beiden Relationen thr:5 und <text:span text:style-name="T45">ac&lt;</text:span> mit oder sie setzen bei der 2. Relation thr auf 4. Im letzteren Fall können Sie die thr- und <text:span text:style-name="T45">ac&lt;</text:span>-Angabe in der 1. Relation weglassen. Ansonsten bekommen Sie einen Schleifendurchlauf zuviel!</text:p>
            <text:p text:style-name="P59">Zero bedeuted, dass ein Concept auch dann verarbeitet wird, wenn eine Relation ankommt, aber den Wert des Conceptes nicht verändert.</text:p>
          </table:table-cell>
        </table:table-row>
      </table:table>
      <text:p text:style-name="P22"/>
      <text:list text:continue-numbering="true" text:style-name="L1">
        <text:list-item>
          <text:p text:style-name="P78">Fallen in UniSim</text:p>
        </text:list-item>
      </text:list>
      <text:p text:style-name="P23"/>
      <text:p text:style-name="P29"><text:tab/>Beispiel 1</text:p>
      <table:table table:name="Tabelle12" table:style-name="Tabelle12">
        <table:table-column table:style-name="Tabelle12.A"/>
        <text:soft-page-break/>
        <table:table-row>
          <table:table-cell table:style-name="Tabelle12.A1" office:value-type="string">
            <text:p text:style-name="P62">Ich möchte von einem Concept „one“ 50% des Concept-Value abziehen.</text:p>
            <text:p text:style-name="P60"/>
            <text:p text:style-name="P50"><text:span text:style-name="T8">nc </text:span><text:span text:style-name="T16">one</text:span><text:span text:style-name="T8"> start sv:</text:span><text:span text:style-name="T16">20</text:span></text:p>
            <text:p text:style-name="P38">nr <text:span text:style-name="T46">one one</text:span> v:-<text:span text:style-name="T46">50</text:span></text:p>
            <text:p text:style-name="P39"/>
            <text:p text:style-name="P62">Hier gibt es gleich 2 Probleme:</text:p>
            <text:p text:style-name="P62">1. So entsteht eine Endlosschleife, da keine Threshold-Angaben (Schwellwert) gemacht wurden. <text:span text:style-name="T47">Daraus folgern</text:span> die Threshold-Abfragen „solange die eingehenden Relationen bei one &lt;= dem Threshold 0 ist“ - und das ist immer der Fall.</text:p>
            <text:p text:style-name="P62">2. Das erwartete Ergebnis wäre 10. Wenn wir die Threshold-Angaben richtig machen erhalten wir aber <text:span text:style-name="T47">20. Es werden -50% addiert → 10. Da aber move noch auf true steht, werden -50% abgezogen (- -50% → +50%).</text:span></text:p>
            <text:p text:style-name="P62"/>
            <text:p text:style-name="P68">Richtig:</text:p>
            <text:p text:style-name="P51"><text:span text:style-name="T8">nc </text:span><text:span text:style-name="T16">one</text:span><text:span text:style-name="T8"> start sv:</text:span><text:span text:style-name="T16">20</text:span></text:p>
            <text:p text:style-name="P41">nr one one v:-50 <text:span text:style-name="T47">mf thr:1 ac&lt;</text:span></text:p>
            <text:p text:style-name="P41"/>
            <text:p text:style-name="P64">mf → move:false, Threshold-Abfrage: solange die Anzahl der eingehenden Relationen bei one &lt; 1 sind – dies ist nach dem 1. Schleifendurchlauf nicht mehr der Fall → die Schleife wird also nur einmal ausgeführt</text:p>
            <text:p text:style-name="P41"/>
            <text:p text:style-name="P68">Alternativ:</text:p>
            <text:p text:style-name="P51"><text:span text:style-name="T8">nc </text:span><text:span text:style-name="T16">one</text:span><text:span text:style-name="T8"> start sv:</text:span><text:span text:style-name="T16">20</text:span></text:p>
            <text:p text:style-name="P41">nr one <text:span text:style-name="T47">two</text:span> v:50</text:p>
            <text:p text:style-name="P41"/>
            <text:p text:style-name="P64">Bei der Alternativen bauen wir keine Schleife und ob von one etwas abgezogen wird, muss uns nicht unbedingt kümmern. Das gewünschte Ergebnis steht in two.</text:p>
          </table:table-cell>
        </table:table-row>
      </table:table>
      <text:p text:style-name="P23"/>
      <text:p text:style-name="P23"/>
      <text:p text:style-name="P30"><text:tab/>Beispiel <text:span text:style-name="T48">2</text:span></text:p>
      <table:table table:name="Tabelle13" table:style-name="Tabelle13">
        <table:table-column table:style-name="Tabelle13.A"/>
        <table:table-row>
          <table:table-cell table:style-name="Tabelle13.A1" office:value-type="string">
            <text:p text:style-name="P63">Ich m<text:span text:style-name="T63">ö</text:span>chte <text:span text:style-name="T48">mit einer Schleife 5 mal den Wert 1000 zu einem Concept addieren.</text:span></text:p>
            <text:p text:style-name="P61"/>
            <text:p text:style-name="P52"><text:span text:style-name="T8">nc </text:span><text:span text:style-name="T17">schleife</text:span><text:span text:style-name="T8"> start</text:span></text:p>
            <text:p text:style-name="P42">nr <text:span text:style-name="T48">schleife schleife</text:span> <text:span text:style-name="T48">thr:5 ac&lt; mf</text:span></text:p>
            <text:p text:style-name="P43">nr schleife ergebnis thr:5 ac&lt; mf v:1000</text:p>
            <text:p text:style-name="P40"/>
            <text:p text:style-name="P63"><text:span text:style-name="T49">H</text:span>ier gibt es <text:span text:style-name="T49">sogar 3</text:span> Probleme:</text:p>
            <text:p text:style-name="P63">1. <text:span text:style-name="T48">Voreingestellt ist eine Prozent-Relation. Da Schleife den Wert 0 besitzt, werden 1000% von 0 dem ergebnis hinzugefügt, daher sollten wir hier z.B. eine Add-Relation benutzen (+).</text:span></text:p>
            <text:p text:style-name="P63">2. <text:span text:style-name="T48">Die Schleife funktioniert nicht, weil kein Wert übertragen wird bzw. der Wert 0 verändert „schleife“ nicht. Damit schleife auch bei einem <text:s/>ankommenden Wert = 0 weiterverarbeitet wird, benutzen wir das Schlüsselwort zero.</text:span></text:p>
            <text:p text:style-name="P65">3. Da die Schleifen-Relation vor der Ergebnis-Relation ausgeführt wird, erhält das Ergebnis am Ende nur 4000. </text:p>
            <text:p text:style-name="P63"/>
            <text:p text:style-name="P69">Richtig:</text:p>
            <text:p text:style-name="P52"><text:span text:style-name="T8">nc </text:span><text:span text:style-name="T17">schleife</text:span><text:span text:style-name="T8"> start </text:span><text:span text:style-name="T17">zero</text:span></text:p>
            <text:p text:style-name="P42"><text:span text:style-name="T46">nr schleife ergebnis </text:span><text:span text:style-name="T49">+ </text:span><text:span text:style-name="T46">thr:5 ac&lt; mf v:1000</text:span></text:p>
            <text:p text:style-name="P44">nr <text:span text:style-name="T48">schleife schleife</text:span> <text:span text:style-name="T48">thr:5 ac&lt; mf</text:span></text:p>
          </table:table-cell>
        </table:table-row>
      </table:table>
      <text:p text:style-name="P24"/>
      <text:p text:style-name="P23"/>
      <text:list text:continue-numbering="true" text:style-name="L1">
        <text:list-header>
          <text:p text:style-name="P80"/>
        </text:list-header>
      </text:list>
      <text:p text:style-name="P8"/>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modern" style:font-pitch="fixed"/>
    <style:font-face style:name="David" svg:font-family="David"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Objekt_20_ohne_20_Füllung_20_und_20_ohne_20_Linie" style:display-name="Objekt ohne Füllung und ohne Linie"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Mangal1" fo:font-family="Mangal" style:font-pitch="variable" fo:font-size="31.5pt" fo:font-style="normal" fo:text-shadow="none" style:text-underline-style="none" fo:font-weight="normal" style:letter-kerning="true" style:font-name-asian="Mangal1" style:font-family-asian="Mangal" style:font-pitch-asian="variable" style:font-size-asian="31.5pt" style:font-style-asian="normal" style:font-weight-asian="normal" style:font-name-complex="Mangal1" style:font-family-complex="Mangal" style:font-pitch-complex="variable"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loext:opacity="0%"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loext:opacity="0%"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1" fo:font-family="Mangal" style:font-pitch="variable" fo:font-size="18pt" style:letter-kerning="true" style:font-name-asian="Mangal1" style:font-family-asian="Mangal" style:font-pitch-asian="variable" style:font-size-asian="18pt" style:font-name-complex="Mangal1"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loext:opacity="0%"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Mangal1" fo:font-family="Mangal" style:font-pitch="variable" fo:font-size="31.5pt" fo:font-style="normal" fo:text-shadow="none" style:text-underline-style="none" fo:font-weight="normal" style:letter-kerning="true" style:font-name-asian="Mangal1" style:font-family-asian="Mangal" style:font-pitch-asian="variable" style:font-size-asian="31.5pt" style:font-style-asian="normal" style:font-weight-asian="normal" style:font-name-complex="Mangal1" style:font-family-complex="Mangal" style:font-pitch-complex="variable" style:font-size-complex="31.5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age-count>11</text:page-count></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1-18T20:27:37.46</meta:creation-date>
    <dc:date>2025-07-14T10:30:38.727000000</dc:date>
    <meta:editing-duration>P1DT3H18M27S</meta:editing-duration>
    <meta:editing-cycles>59</meta:editing-cycles>
    <meta:generator>LibreOffice/7.6.4.1$Windows_X86_64 LibreOffice_project/e19e193f88cd6c0525a17fb7a176ed8e6a3e2aa1</meta:generator>
    <meta:print-date>2017-02-24T11:46:26.750000000</meta:print-date>
    <meta:document-statistic meta:table-count="14" meta:image-count="0" meta:object-count="0" meta:page-count="11" meta:paragraph-count="284" meta:word-count="3070" meta:character-count="21336" meta:non-whitespace-character-count="18289"/>
  </office:meta>
</office:document-meta>
</file>